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iberation Mono" svg:font-family="'Liberation Mono'"/>
    <style:font-face style:name="Lohit Devanagari1" svg:font-family="'Lohit Devanagari'"/>
    <style:font-face style:name="DejaVu Sans Mono" svg:font-family="'DejaVu Sans Mono'" style:font-family-generic="modern" style:font-pitch="fixed"/>
    <style:font-face style:name="Liberation Mono1"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2" style:family="table">
      <style:table-properties style:width="6.9271in" fo:margin-left="0in" table:align="left"/>
    </style:style>
    <style:style style:name="Table2.A" style:family="table-column">
      <style:table-column-properties style:column-width="1.625in"/>
    </style:style>
    <style:style style:name="Table2.B" style:family="table-column">
      <style:table-column-properties style:column-width="0.375in"/>
    </style:style>
    <style:style style:name="Table2.C" style:family="table-column">
      <style:table-column-properties style:column-width="0.625in"/>
    </style:style>
    <style:style style:name="Table2.D" style:family="table-column">
      <style:table-column-properties style:column-width="4.3021in"/>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Table3" style:family="table">
      <style:table-properties style:width="6.9271in" fo:margin-left="0in" table:align="left"/>
    </style:style>
    <style:style style:name="Table3.A" style:family="table-column">
      <style:table-column-properties style:column-width="1.0625in"/>
    </style:style>
    <style:style style:name="Table3.B" style:family="table-column">
      <style:table-column-properties style:column-width="0.4375in"/>
    </style:style>
    <style:style style:name="Table3.D" style:family="table-column">
      <style:table-column-properties style:column-width="4.3646in"/>
    </style:style>
    <style:style style:name="Table3.A1" style:family="table-cell">
      <style:table-cell-properties fo:padding="0.0382in" fo:border-left="0.05pt solid #000000" fo:border-right="none" fo:border-top="0.05pt solid #000000" fo:border-bottom="0.05pt solid #000000"/>
    </style:style>
    <style:style style:name="Table3.D1" style:family="table-cell">
      <style:table-cell-properties fo:padding="0.0382in" fo:border="0.05pt solid #000000"/>
    </style:style>
    <style:style style:name="Table3.2" style:family="table-row">
      <style:table-row-properties style:min-row-height="1.2319in"/>
    </style:style>
    <style:style style:name="Table3.A2" style:family="table-cell">
      <style:table-cell-properties fo:padding="0.0382in" fo:border-left="0.05pt solid #000000" fo:border-right="none" fo:border-top="none" fo:border-bottom="0.05pt solid #000000"/>
    </style:style>
    <style:style style:name="Table3.D2" style:family="table-cell">
      <style:table-cell-properties fo:padding="0.0382in" fo:border-left="0.05pt solid #000000" fo:border-right="0.05pt solid #000000" fo:border-top="none" fo:border-bottom="0.05pt solid #000000"/>
    </style:style>
    <style:style style:name="Table7" style:family="table">
      <style:table-properties style:width="6.9271in" fo:margin-left="0in" table:align="left"/>
    </style:style>
    <style:style style:name="Table7.A" style:family="table-column">
      <style:table-column-properties style:column-width="1.1875in"/>
    </style:style>
    <style:style style:name="Table7.B" style:family="table-column">
      <style:table-column-properties style:column-width="0.625in"/>
    </style:style>
    <style:style style:name="Table7.C" style:family="table-column">
      <style:table-column-properties style:column-width="0.75in"/>
    </style:style>
    <style:style style:name="Table7.D" style:family="table-column">
      <style:table-column-properties style:column-width="4.3646in"/>
    </style:style>
    <style:style style:name="Table7.A1" style:family="table-cell">
      <style:table-cell-properties fo:padding="0.0382in" fo:border-left="0.05pt solid #000000" fo:border-right="none" fo:border-top="0.05pt solid #000000" fo:border-bottom="0.05pt solid #000000"/>
    </style:style>
    <style:style style:name="Table7.D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D2" style:family="table-cell">
      <style:table-cell-properties fo:padding="0.0382in" fo:border-left="0.05pt solid #000000" fo:border-right="0.05pt solid #000000" fo:border-top="none" fo:border-bottom="0.05pt solid #000000"/>
    </style:style>
    <style:style style:name="Table4" style:family="table">
      <style:table-properties style:width="6.9271in" fo:margin-left="0in" table:align="left"/>
    </style:style>
    <style:style style:name="Table4.A" style:family="table-column">
      <style:table-column-properties style:column-width="0.8125in"/>
    </style:style>
    <style:style style:name="Table4.B" style:family="table-column">
      <style:table-column-properties style:column-width="0.5625in"/>
    </style:style>
    <style:style style:name="Table4.D" style:family="table-column">
      <style:table-column-properties style:column-width="4.7396in"/>
    </style:style>
    <style:style style:name="Table4.A1" style:family="table-cell">
      <style:table-cell-properties fo:padding="0.0382in" fo:border-left="0.05pt solid #000000" fo:border-right="none" fo:border-top="0.05pt solid #000000" fo:border-bottom="0.05pt solid #000000"/>
    </style:style>
    <style:style style:name="Table4.D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D2" style:family="table-cell">
      <style:table-cell-properties fo:padding="0.0382in" fo:border-left="0.05pt solid #000000" fo:border-right="0.05pt solid #000000" fo:border-top="none" fo:border-bottom="0.05pt solid #000000"/>
    </style:style>
    <style:style style:name="Table5" style:family="table">
      <style:table-properties style:width="6.9271in" fo:margin-left="0in" table:align="left"/>
    </style:style>
    <style:style style:name="Table5.A" style:family="table-column">
      <style:table-column-properties style:column-width="1.25in"/>
    </style:style>
    <style:style style:name="Table5.B" style:family="table-column">
      <style:table-column-properties style:column-width="0.5in"/>
    </style:style>
    <style:style style:name="Table5.C" style:family="table-column">
      <style:table-column-properties style:column-width="0.8125in"/>
    </style:style>
    <style:style style:name="Table5.D" style:family="table-column">
      <style:table-column-properties style:column-width="4.3646in"/>
    </style:style>
    <style:style style:name="Table5.A1" style:family="table-cell">
      <style:table-cell-properties fo:padding="0.0382in" fo:border-left="0.05pt solid #000000" fo:border-right="none" fo:border-top="0.05pt solid #000000" fo:border-bottom="0.05pt solid #000000"/>
    </style:style>
    <style:style style:name="Table5.D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D2" style:family="table-cell">
      <style:table-cell-properties fo:padding="0.0382in" fo:border-left="0.05pt solid #000000" fo:border-right="0.05pt solid #000000" fo:border-top="none" fo:border-bottom="0.05pt solid #000000"/>
    </style:style>
    <style:style style:name="Table6" style:family="table">
      <style:table-properties style:width="6.9271in" fo:margin-left="0in" table:align="left"/>
    </style:style>
    <style:style style:name="Table6.A" style:family="table-column">
      <style:table-column-properties style:column-width="1.1875in"/>
    </style:style>
    <style:style style:name="Table6.B" style:family="table-column">
      <style:table-column-properties style:column-width="0.5in"/>
    </style:style>
    <style:style style:name="Table6.C" style:family="table-column">
      <style:table-column-properties style:column-width="0.6875in"/>
    </style:style>
    <style:style style:name="Table6.D" style:family="table-column">
      <style:table-column-properties style:column-width="4.5521in"/>
    </style:style>
    <style:style style:name="Table6.A1" style:family="table-cell">
      <style:table-cell-properties fo:padding="0.0382in" fo:border-left="0.05pt solid #000000" fo:border-right="none" fo:border-top="0.05pt solid #000000" fo:border-bottom="0.05pt solid #000000"/>
    </style:style>
    <style:style style:name="Table6.D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D2" style:family="table-cell">
      <style:table-cell-properties fo:padding="0.0382in" fo:border-left="0.05pt solid #000000" fo:border-right="0.05pt solid #000000" fo:border-top="none" fo:border-bottom="0.05pt solid #000000"/>
    </style:style>
    <style:style style:name="Table1" style:family="table">
      <style:table-properties style:width="6.9271in" fo:margin-left="0in" table:align="left"/>
    </style:style>
    <style:style style:name="Table1.A" style:family="table-column">
      <style:table-column-properties style:column-width="1.5625in"/>
    </style:style>
    <style:style style:name="Table1.B" style:family="table-column">
      <style:table-column-properties style:column-width="0.4375in"/>
    </style:style>
    <style:style style:name="Table1.C" style:family="table-column">
      <style:table-column-properties style:column-width="0.6875in"/>
    </style:style>
    <style:style style:name="Table1.D" style:family="table-column">
      <style:table-column-properties style:column-width="4.2396in"/>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P1" style:family="paragraph" style:parent-style-name="Table_20_Contents">
      <style:text-properties officeooo:rsid="001dccec" officeooo:paragraph-rsid="001dccec"/>
    </style:style>
    <style:style style:name="P2" style:family="paragraph" style:parent-style-name="Table_20_Contents">
      <style:text-properties officeooo:rsid="001dccec" officeooo:paragraph-rsid="0026ad05"/>
    </style:style>
    <style:style style:name="P3" style:family="paragraph" style:parent-style-name="Table_20_Contents">
      <style:text-properties officeooo:rsid="001dccec" officeooo:paragraph-rsid="00399d76"/>
    </style:style>
    <style:style style:name="P4" style:family="paragraph" style:parent-style-name="Table_20_Contents">
      <style:paragraph-properties fo:text-align="center" style:justify-single-word="false"/>
      <style:text-properties officeooo:rsid="001dccec" officeooo:paragraph-rsid="0030ddb3"/>
    </style:style>
    <style:style style:name="P5" style:family="paragraph" style:parent-style-name="Table_20_Contents">
      <style:paragraph-properties fo:text-align="center" style:justify-single-word="false"/>
      <style:text-properties officeooo:rsid="001dccec" officeooo:paragraph-rsid="00399d76"/>
    </style:style>
    <style:style style:name="P6" style:family="paragraph" style:parent-style-name="Table_20_Contents">
      <style:paragraph-properties fo:text-align="center" style:justify-single-word="false"/>
      <style:text-properties officeooo:rsid="001dccec" officeooo:paragraph-rsid="001dccec"/>
    </style:style>
    <style:style style:name="P7" style:family="paragraph" style:parent-style-name="Table_20_Contents">
      <style:paragraph-properties fo:text-align="center" style:justify-single-word="false"/>
      <style:text-properties officeooo:rsid="001dccec" officeooo:paragraph-rsid="0028730f"/>
    </style:style>
    <style:style style:name="P8" style:family="paragraph" style:parent-style-name="Table_20_Contents">
      <style:paragraph-properties fo:text-align="center" style:justify-single-word="false"/>
      <style:text-properties officeooo:rsid="001dccec" officeooo:paragraph-rsid="0026ad05"/>
    </style:style>
    <style:style style:name="P9" style:family="paragraph" style:parent-style-name="Table_20_Contents">
      <style:paragraph-properties fo:text-align="center" style:justify-single-word="false"/>
      <style:text-properties officeooo:rsid="001dccec" officeooo:paragraph-rsid="00226060"/>
    </style:style>
    <style:style style:name="P10" style:family="paragraph" style:parent-style-name="Table_20_Contents">
      <style:paragraph-properties fo:text-align="center" style:justify-single-word="false"/>
      <style:text-properties officeooo:rsid="001dccec" officeooo:paragraph-rsid="0067b92e"/>
    </style:style>
    <style:style style:name="P11" style:family="paragraph" style:parent-style-name="Table_20_Contents">
      <style:text-properties officeooo:rsid="001f919b" officeooo:paragraph-rsid="001f919b"/>
    </style:style>
    <style:style style:name="P12" style:family="paragraph" style:parent-style-name="Table_20_Contents">
      <style:text-properties officeooo:rsid="00226060" officeooo:paragraph-rsid="00226060"/>
    </style:style>
    <style:style style:name="P13" style:family="paragraph" style:parent-style-name="Table_20_Contents">
      <style:paragraph-properties fo:text-align="center" style:justify-single-word="false"/>
      <style:text-properties officeooo:rsid="00226060" officeooo:paragraph-rsid="0030ddb3"/>
    </style:style>
    <style:style style:name="P14" style:family="paragraph" style:parent-style-name="Table_20_Contents">
      <style:paragraph-properties fo:text-align="center" style:justify-single-word="false"/>
      <style:text-properties officeooo:rsid="00226060" officeooo:paragraph-rsid="0028730f"/>
    </style:style>
    <style:style style:name="P15" style:family="paragraph" style:parent-style-name="Table_20_Contents">
      <style:paragraph-properties fo:text-align="center" style:justify-single-word="false"/>
      <style:text-properties officeooo:rsid="00226060" officeooo:paragraph-rsid="00226060"/>
    </style:style>
    <style:style style:name="P16" style:family="paragraph" style:parent-style-name="Table_20_Contents">
      <style:paragraph-properties fo:text-align="center" style:justify-single-word="false"/>
      <style:text-properties officeooo:rsid="00226060" officeooo:paragraph-rsid="0067b92e"/>
    </style:style>
    <style:style style:name="P17" style:family="paragraph" style:parent-style-name="Table_20_Contents">
      <style:text-properties officeooo:rsid="0026ad05" officeooo:paragraph-rsid="0026ad05"/>
    </style:style>
    <style:style style:name="P18" style:family="paragraph" style:parent-style-name="Table_20_Contents">
      <style:paragraph-properties fo:text-align="center" style:justify-single-word="false"/>
      <style:text-properties officeooo:rsid="0026ad05" officeooo:paragraph-rsid="0026ad05"/>
    </style:style>
    <style:style style:name="P19" style:family="paragraph" style:parent-style-name="Table_20_Contents">
      <style:paragraph-properties fo:text-align="center" style:justify-single-word="false"/>
      <style:text-properties officeooo:rsid="0027eec7" officeooo:paragraph-rsid="0027eec7"/>
    </style:style>
    <style:style style:name="P20" style:family="paragraph" style:parent-style-name="Table_20_Contents">
      <style:paragraph-properties fo:text-align="center" style:justify-single-word="false"/>
      <style:text-properties officeooo:rsid="0028730f" officeooo:paragraph-rsid="0028730f"/>
    </style:style>
    <style:style style:name="P21" style:family="paragraph" style:parent-style-name="Table_20_Contents">
      <style:text-properties officeooo:rsid="002af211" officeooo:paragraph-rsid="002af211"/>
    </style:style>
    <style:style style:name="P22" style:family="paragraph" style:parent-style-name="Table_20_Contents">
      <style:paragraph-properties fo:text-align="center" style:justify-single-word="false"/>
      <style:text-properties officeooo:rsid="002af211" officeooo:paragraph-rsid="0030ddb3"/>
    </style:style>
    <style:style style:name="P23" style:family="paragraph" style:parent-style-name="Table_20_Contents">
      <style:paragraph-properties fo:text-align="center" style:justify-single-word="false"/>
      <style:text-properties officeooo:rsid="002af211" officeooo:paragraph-rsid="002af211"/>
    </style:style>
    <style:style style:name="P24" style:family="paragraph" style:parent-style-name="Table_20_Contents">
      <style:paragraph-properties fo:text-align="center" style:justify-single-word="false"/>
      <style:text-properties officeooo:rsid="002af211" officeooo:paragraph-rsid="0067b92e"/>
    </style:style>
    <style:style style:name="P25" style:family="paragraph" style:parent-style-name="Table_20_Contents">
      <style:text-properties officeooo:rsid="0030ddb3" officeooo:paragraph-rsid="0030ddb3"/>
    </style:style>
    <style:style style:name="P26" style:family="paragraph" style:parent-style-name="Table_20_Contents">
      <style:paragraph-properties fo:text-align="center" style:justify-single-word="false"/>
      <style:text-properties officeooo:rsid="0030ddb3" officeooo:paragraph-rsid="0030ddb3"/>
    </style:style>
    <style:style style:name="P27" style:family="paragraph" style:parent-style-name="Table_20_Contents">
      <style:text-properties officeooo:rsid="00399d76" officeooo:paragraph-rsid="00399d76"/>
    </style:style>
    <style:style style:name="P28" style:family="paragraph" style:parent-style-name="Table_20_Contents">
      <style:paragraph-properties fo:text-align="center" style:justify-single-word="false"/>
      <style:text-properties officeooo:rsid="00399d76" officeooo:paragraph-rsid="00399d76"/>
    </style:style>
    <style:style style:name="P29" style:family="paragraph" style:parent-style-name="Table_20_Contents">
      <style:paragraph-properties fo:text-align="center" style:justify-single-word="false"/>
      <style:text-properties officeooo:rsid="0043a695" officeooo:paragraph-rsid="0043a695"/>
    </style:style>
    <style:style style:name="P30" style:family="paragraph" style:parent-style-name="Table_20_Contents">
      <style:paragraph-properties fo:text-align="center" style:justify-single-word="false"/>
      <style:text-properties officeooo:rsid="0043a695" officeooo:paragraph-rsid="00692b29"/>
    </style:style>
    <style:style style:name="P31" style:family="paragraph" style:parent-style-name="Table_20_Contents">
      <style:text-properties officeooo:rsid="0043a695" officeooo:paragraph-rsid="0043a695"/>
    </style:style>
    <style:style style:name="P32" style:family="paragraph" style:parent-style-name="Table_20_Contents">
      <style:paragraph-properties fo:text-align="center" style:justify-single-word="false"/>
      <style:text-properties officeooo:rsid="0051ea79" officeooo:paragraph-rsid="0051ea79"/>
    </style:style>
    <style:style style:name="P33" style:family="paragraph" style:parent-style-name="Table_20_Contents">
      <style:text-properties officeooo:rsid="0051ea79" officeooo:paragraph-rsid="0051ea79"/>
    </style:style>
    <style:style style:name="P34" style:family="paragraph" style:parent-style-name="Table_20_Contents">
      <style:paragraph-properties fo:text-align="center" style:justify-single-word="false"/>
      <style:text-properties officeooo:rsid="0055ef91" officeooo:paragraph-rsid="0055ef91"/>
    </style:style>
    <style:style style:name="P35" style:family="paragraph" style:parent-style-name="Table_20_Contents">
      <style:text-properties officeooo:rsid="0055ef91" officeooo:paragraph-rsid="0055ef91"/>
    </style:style>
    <style:style style:name="P36" style:family="paragraph" style:parent-style-name="Table_20_Contents">
      <style:paragraph-properties fo:text-align="center" style:justify-single-word="false"/>
      <style:text-properties officeooo:rsid="0058211c" officeooo:paragraph-rsid="0058211c"/>
    </style:style>
    <style:style style:name="P37" style:family="paragraph" style:parent-style-name="Table_20_Contents">
      <style:paragraph-properties fo:text-align="center" style:justify-single-word="false"/>
      <style:text-properties officeooo:rsid="00596d68" officeooo:paragraph-rsid="00596d68"/>
    </style:style>
    <style:style style:name="P38" style:family="paragraph" style:parent-style-name="Table_20_Contents">
      <style:text-properties officeooo:paragraph-rsid="00596d68"/>
    </style:style>
    <style:style style:name="P39" style:family="paragraph" style:parent-style-name="Table_20_Contents">
      <style:paragraph-properties fo:text-align="center" style:justify-single-word="false"/>
      <style:text-properties officeooo:rsid="00613288" officeooo:paragraph-rsid="00613288"/>
    </style:style>
    <style:style style:name="P40" style:family="paragraph" style:parent-style-name="Table_20_Contents">
      <style:text-properties officeooo:paragraph-rsid="00613288"/>
    </style:style>
    <style:style style:name="P41" style:family="paragraph" style:parent-style-name="Table_20_Contents">
      <style:paragraph-properties fo:text-align="center" style:justify-single-word="false"/>
      <style:text-properties officeooo:rsid="0063c6fa" officeooo:paragraph-rsid="0063c6fa"/>
    </style:style>
    <style:style style:name="P42" style:family="paragraph" style:parent-style-name="Table_20_Contents">
      <style:text-properties officeooo:rsid="0063c6fa" officeooo:paragraph-rsid="0063c6fa"/>
    </style:style>
    <style:style style:name="P43" style:family="paragraph" style:parent-style-name="Table_20_Contents">
      <style:paragraph-properties fo:text-align="center" style:justify-single-word="false"/>
      <style:text-properties officeooo:rsid="0067b92e" officeooo:paragraph-rsid="0067b92e"/>
    </style:style>
    <style:style style:name="P44" style:family="paragraph" style:parent-style-name="Table_20_Contents">
      <style:text-properties officeooo:rsid="0067b92e" officeooo:paragraph-rsid="0067b92e"/>
    </style:style>
    <style:style style:name="P45" style:family="paragraph" style:parent-style-name="Table_20_Contents">
      <style:paragraph-properties fo:text-align="center" style:justify-single-word="false"/>
      <style:text-properties officeooo:rsid="00692b29" officeooo:paragraph-rsid="00692b29"/>
    </style:style>
    <style:style style:name="P46" style:family="paragraph" style:parent-style-name="Table_20_Contents">
      <style:text-properties officeooo:rsid="00692b29" officeooo:paragraph-rsid="00692b29"/>
    </style:style>
    <style:style style:name="P47" style:family="paragraph" style:parent-style-name="Table_20_Contents">
      <style:paragraph-properties fo:text-align="center" style:justify-single-word="false"/>
      <style:text-properties officeooo:rsid="006a2a97" officeooo:paragraph-rsid="006a2a97"/>
    </style:style>
    <style:style style:name="P48" style:family="paragraph" style:parent-style-name="Table_20_Contents">
      <style:text-properties officeooo:rsid="006b3cb0" officeooo:paragraph-rsid="006b3cb0"/>
    </style:style>
    <style:style style:name="P49" style:family="paragraph" style:parent-style-name="Table_20_Contents">
      <style:paragraph-properties fo:text-align="center" style:justify-single-word="false"/>
      <style:text-properties officeooo:rsid="006b3cb0" officeooo:paragraph-rsid="006b3cb0"/>
    </style:style>
    <style:style style:name="P50" style:family="paragraph" style:parent-style-name="Table_20_Contents">
      <style:paragraph-properties fo:text-align="center" style:justify-single-word="false"/>
      <style:text-properties officeooo:rsid="006f4ac2" officeooo:paragraph-rsid="006f4ac2"/>
    </style:style>
    <style:style style:name="P51" style:family="paragraph" style:parent-style-name="Table_20_Contents">
      <style:text-properties officeooo:rsid="006f4ac2" officeooo:paragraph-rsid="006f4ac2"/>
    </style:style>
    <style:style style:name="P52" style:family="paragraph" style:parent-style-name="Table_20_Contents">
      <style:paragraph-properties fo:text-align="center" style:justify-single-word="false"/>
      <style:text-properties officeooo:rsid="006fad5c" officeooo:paragraph-rsid="006fad5c"/>
    </style:style>
    <style:style style:name="P53" style:family="paragraph" style:parent-style-name="Table_20_Contents">
      <style:text-properties officeooo:rsid="006fad5c" officeooo:paragraph-rsid="006fad5c"/>
    </style:style>
    <style:style style:name="P54" style:family="paragraph" style:parent-style-name="Table_20_Contents">
      <style:paragraph-properties fo:text-align="center" style:justify-single-word="false"/>
      <style:text-properties officeooo:rsid="00725193" officeooo:paragraph-rsid="00725193"/>
    </style:style>
    <style:style style:name="P55" style:family="paragraph" style:parent-style-name="Table_20_Contents">
      <style:text-properties officeooo:rsid="00725193" officeooo:paragraph-rsid="00725193"/>
    </style:style>
    <style:style style:name="P56" style:family="paragraph" style:parent-style-name="Table_20_Contents">
      <style:text-properties officeooo:paragraph-rsid="00226060"/>
    </style:style>
    <style:style style:name="P57" style:family="paragraph" style:parent-style-name="Standard">
      <style:text-properties officeooo:rsid="0018d6b2" officeooo:paragraph-rsid="0018d6b2"/>
    </style:style>
    <style:style style:name="P58" style:family="paragraph" style:parent-style-name="Standard">
      <loext:graphic-properties draw:fill="solid" draw:fill-color="#ffffff" draw:opacity="100%"/>
      <style:paragraph-properties fo:background-color="#ffffff"/>
      <style:text-properties officeooo:paragraph-rsid="001dccec"/>
    </style:style>
    <style:style style:name="P59" style:family="paragraph" style:parent-style-name="Standard">
      <loext:graphic-properties draw:fill="solid" draw:fill-color="#ffffff" draw:opacity="100%"/>
      <style:paragraph-properties fo:background-color="#ffffff"/>
      <style:text-properties officeooo:rsid="003b5111" officeooo:paragraph-rsid="003b5111"/>
    </style:style>
    <style:style style:name="P60" style:family="paragraph" style:parent-style-name="Standard">
      <loext:graphic-properties draw:fill="solid" draw:fill-color="#ffffff" draw:opacity="100%"/>
      <style:paragraph-properties fo:background-color="#ffffff"/>
      <style:text-properties fo:color="#000000" style:font-name="Liberation Mono" fo:font-size="9pt" officeooo:paragraph-rsid="0026ad05"/>
    </style:style>
    <style:style style:name="P61" style:family="paragraph" style:parent-style-name="Standard">
      <style:paragraph-properties fo:text-align="center" style:justify-single-word="false"/>
    </style:style>
    <style:style style:name="P62" style:family="paragraph" style:parent-style-name="Standard">
      <style:paragraph-properties fo:text-align="center" style:justify-single-word="false"/>
      <style:text-properties officeooo:paragraph-rsid="00613288"/>
    </style:style>
    <style:style style:name="P63" style:family="paragraph" style:parent-style-name="Text_20_body">
      <style:text-properties officeooo:rsid="0018d6b2" officeooo:paragraph-rsid="0018d6b2"/>
    </style:style>
    <style:style style:name="P64" style:family="paragraph" style:parent-style-name="Text_20_body">
      <style:text-properties officeooo:paragraph-rsid="0018d6b2"/>
    </style:style>
    <style:style style:name="P65" style:family="paragraph" style:parent-style-name="Text_20_body">
      <style:text-properties officeooo:rsid="001a3cf7" officeooo:paragraph-rsid="001a3cf7"/>
    </style:style>
    <style:style style:name="P66" style:family="paragraph" style:parent-style-name="Text_20_body">
      <style:text-properties officeooo:rsid="001c2fdc" officeooo:paragraph-rsid="001c2fdc"/>
    </style:style>
    <style:style style:name="P67" style:family="paragraph" style:parent-style-name="Text_20_body">
      <style:text-properties officeooo:rsid="001dccec" officeooo:paragraph-rsid="001dccec"/>
    </style:style>
    <style:style style:name="P68" style:family="paragraph" style:parent-style-name="Text_20_body">
      <style:text-properties officeooo:paragraph-rsid="001dccec"/>
    </style:style>
    <style:style style:name="P69" style:family="paragraph" style:parent-style-name="Text_20_body">
      <style:text-properties officeooo:rsid="0027f2da" officeooo:paragraph-rsid="0027f2da"/>
    </style:style>
    <style:style style:name="P70" style:family="paragraph" style:parent-style-name="Text_20_body">
      <style:text-properties officeooo:paragraph-rsid="0028730f"/>
    </style:style>
    <style:style style:name="P71" style:family="paragraph" style:parent-style-name="Text_20_body">
      <style:text-properties officeooo:rsid="002a7199" officeooo:paragraph-rsid="002a7199"/>
    </style:style>
    <style:style style:name="P72" style:family="paragraph" style:parent-style-name="Text_20_body">
      <style:text-properties officeooo:paragraph-rsid="002a7199"/>
    </style:style>
    <style:style style:name="P73" style:family="paragraph" style:parent-style-name="Text_20_body">
      <style:text-properties officeooo:rsid="002af211" officeooo:paragraph-rsid="002af211"/>
    </style:style>
    <style:style style:name="P74" style:family="paragraph" style:parent-style-name="Text_20_body">
      <style:text-properties officeooo:rsid="002c93f9" officeooo:paragraph-rsid="002c93f9"/>
    </style:style>
    <style:style style:name="P75" style:family="paragraph" style:parent-style-name="Text_20_body">
      <style:text-properties officeooo:rsid="002d9cf7" officeooo:paragraph-rsid="002d9cf7"/>
    </style:style>
    <style:style style:name="P76" style:family="paragraph" style:parent-style-name="Text_20_body">
      <style:text-properties officeooo:rsid="002fc9f9" officeooo:paragraph-rsid="002fc9f9"/>
    </style:style>
    <style:style style:name="P77" style:family="paragraph" style:parent-style-name="Text_20_body">
      <style:text-properties officeooo:rsid="0030ddb3" officeooo:paragraph-rsid="0030ddb3"/>
    </style:style>
    <style:style style:name="P78" style:family="paragraph" style:parent-style-name="Text_20_body">
      <style:text-properties officeooo:rsid="00332932" officeooo:paragraph-rsid="00332932"/>
    </style:style>
    <style:style style:name="P79" style:family="paragraph" style:parent-style-name="Text_20_body">
      <style:text-properties officeooo:rsid="00399d76" officeooo:paragraph-rsid="00399d76"/>
    </style:style>
    <style:style style:name="P80" style:family="paragraph" style:parent-style-name="Text_20_body">
      <style:text-properties officeooo:rsid="003b5111" officeooo:paragraph-rsid="003b5111"/>
    </style:style>
    <style:style style:name="P81" style:family="paragraph" style:parent-style-name="Text_20_body">
      <style:text-properties officeooo:rsid="003ba28f" officeooo:paragraph-rsid="003ba28f"/>
    </style:style>
    <style:style style:name="P82" style:family="paragraph" style:parent-style-name="Text_20_body">
      <style:text-properties officeooo:rsid="003c3116" officeooo:paragraph-rsid="003c3116"/>
    </style:style>
    <style:style style:name="P83" style:family="paragraph" style:parent-style-name="Text_20_body">
      <style:text-properties style:font-name="Liberation Sans" fo:font-size="16pt" fo:font-weight="bold" style:font-size-asian="16pt" style:font-weight-asian="bold" style:font-size-complex="16pt" style:font-weight-complex="bold"/>
    </style:style>
    <style:style style:name="P84" style:family="paragraph" style:parent-style-name="Text_20_body">
      <style:text-properties officeooo:rsid="003d3e8a" officeooo:paragraph-rsid="003d3e8a"/>
    </style:style>
    <style:style style:name="P85" style:family="paragraph" style:parent-style-name="Text_20_body">
      <style:text-properties officeooo:rsid="004043ee" officeooo:paragraph-rsid="004043ee"/>
    </style:style>
    <style:style style:name="P86" style:family="paragraph" style:parent-style-name="Text_20_body">
      <style:text-properties officeooo:rsid="00434288" officeooo:paragraph-rsid="00434288"/>
    </style:style>
    <style:style style:name="P87" style:family="paragraph" style:parent-style-name="Text_20_body">
      <style:text-properties fo:font-style="normal" officeooo:rsid="0018d6b2" officeooo:paragraph-rsid="0018d6b2" style:font-style-asian="normal" style:font-style-complex="normal"/>
    </style:style>
    <style:style style:name="P88" style:family="paragraph" style:parent-style-name="Text_20_body">
      <style:text-properties fo:font-style="normal" officeooo:rsid="001a3cf7" officeooo:paragraph-rsid="001a3cf7" style:font-style-asian="normal" style:font-style-complex="normal"/>
    </style:style>
    <style:style style:name="P89" style:family="paragraph" style:parent-style-name="Text_20_body">
      <style:text-properties fo:font-style="normal" fo:font-weight="bold" officeooo:rsid="0067b92e" officeooo:paragraph-rsid="0067b92e" style:font-style-asian="normal" style:font-weight-asian="bold" style:font-style-complex="normal" style:font-weight-complex="bold"/>
    </style:style>
    <style:style style:name="P90" style:family="paragraph" style:parent-style-name="Text_20_body">
      <style:text-properties officeooo:rsid="0023f80a" officeooo:paragraph-rsid="0023f80a"/>
    </style:style>
    <style:style style:name="P91" style:family="paragraph" style:parent-style-name="Text_20_body">
      <style:text-properties officeooo:rsid="0067b92e" officeooo:paragraph-rsid="0067b92e"/>
    </style:style>
    <style:style style:name="P92" style:family="paragraph" style:parent-style-name="Text_20_body">
      <style:text-properties officeooo:rsid="006d3660" officeooo:paragraph-rsid="006e280e"/>
    </style:style>
    <style:style style:name="P93" style:family="paragraph" style:parent-style-name="Text_20_body">
      <style:text-properties officeooo:rsid="0071cc84" officeooo:paragraph-rsid="0071cc84"/>
    </style:style>
    <style:style style:name="P94" style:family="paragraph" style:parent-style-name="Preformatted_20_Text">
      <loext:graphic-properties draw:fill="solid" draw:fill-color="#ffffff" draw:opacity="100%"/>
      <style:paragraph-properties fo:background-color="#ffffff"/>
      <style:text-properties fo:color="#000000" officeooo:paragraph-rsid="0027eec7"/>
    </style:style>
    <style:style style:name="P95" style:family="paragraph" style:parent-style-name="Preformatted_20_Text">
      <loext:graphic-properties draw:fill="solid" draw:fill-color="#ffffff" draw:opacity="100%"/>
      <style:paragraph-properties fo:background-color="#ffffff"/>
      <style:text-properties fo:color="#000000" style:font-name="Liberation Mono" fo:font-size="9pt" officeooo:rsid="00399d76" officeooo:paragraph-rsid="00399d76"/>
    </style:style>
    <style:style style:name="P96" style:family="paragraph" style:parent-style-name="Preformatted_20_Text">
      <style:text-properties officeooo:paragraph-rsid="0018d6b2"/>
    </style:style>
    <style:style style:name="P97" style:family="paragraph" style:parent-style-name="Preformatted_20_Text">
      <style:text-properties officeooo:paragraph-rsid="001a3cf7"/>
    </style:style>
    <style:style style:name="P98" style:family="paragraph" style:parent-style-name="Preformatted_20_Text">
      <style:text-properties officeooo:rsid="001dccec" officeooo:paragraph-rsid="001dccec"/>
    </style:style>
    <style:style style:name="P99" style:family="paragraph" style:parent-style-name="Preformatted_20_Text">
      <style:text-properties fo:font-style="normal" officeooo:rsid="001a3cf7" officeooo:paragraph-rsid="001a3cf7" style:font-style-asian="normal" style:font-style-complex="normal"/>
    </style:style>
    <style:style style:name="P100" style:family="paragraph" style:parent-style-name="Preformatted_20_Text">
      <style:text-properties fo:font-style="normal" officeooo:rsid="003ba28f" officeooo:paragraph-rsid="003ba28f" style:font-style-asian="normal" style:font-style-complex="normal"/>
    </style:style>
    <style:style style:name="P101" style:family="paragraph" style:parent-style-name="Preformatted_20_Text">
      <loext:graphic-properties draw:fill="solid" draw:fill-color="#ffffff" draw:opacity="100%"/>
      <style:paragraph-properties fo:background-color="#ffffff"/>
      <style:text-properties style:font-name="Liberation Mono" fo:font-size="9pt" officeooo:paragraph-rsid="00226060"/>
    </style:style>
    <style:style style:name="P102" style:family="paragraph" style:parent-style-name="Preformatted_20_Text">
      <style:text-properties officeooo:paragraph-rsid="0067b92e"/>
    </style:style>
    <style:style style:name="P103" style:family="paragraph" style:parent-style-name="Preformatted_20_Text">
      <style:text-properties officeooo:rsid="006d3660" officeooo:paragraph-rsid="006d3660"/>
    </style:style>
    <style:style style:name="P104" style:family="paragraph" style:parent-style-name="Preformatted_20_Text">
      <style:text-properties officeooo:rsid="006d3660" officeooo:paragraph-rsid="006e280e"/>
    </style:style>
    <style:style style:name="P105" style:family="paragraph" style:parent-style-name="Preformatted_20_Text">
      <style:text-properties officeooo:rsid="003ba28f" officeooo:paragraph-rsid="003ba28f"/>
    </style:style>
    <style:style style:name="P106" style:family="paragraph" style:parent-style-name="Preformatted_20_Text">
      <style:text-properties officeooo:paragraph-rsid="0071cc84"/>
    </style:style>
    <style:style style:name="P107" style:family="paragraph" style:parent-style-name="Preformatted_20_Text">
      <style:text-properties officeooo:paragraph-rsid="00725193"/>
    </style:style>
    <style:style style:name="P108" style:family="paragraph" style:parent-style-name="Subtitle">
      <style:text-properties officeooo:paragraph-rsid="00567114"/>
    </style:style>
    <style:style style:name="P109" style:family="paragraph" style:parent-style-name="Heading">
      <style:text-properties officeooo:paragraph-rsid="0067b92e"/>
    </style:style>
    <style:style style:name="P110" style:family="paragraph" style:parent-style-name="Heading_20_1">
      <style:text-properties officeooo:rsid="003b5111" officeooo:paragraph-rsid="003b5111"/>
    </style:style>
    <style:style style:name="P111" style:family="paragraph" style:parent-style-name="Heading_20_1">
      <style:text-properties officeooo:rsid="0071cc84" officeooo:paragraph-rsid="0071cc84"/>
    </style:style>
    <style:style style:name="P112" style:family="paragraph" style:parent-style-name="Heading_20_1">
      <style:text-properties officeooo:rsid="001dccec" officeooo:paragraph-rsid="001dccec"/>
    </style:style>
    <style:style style:name="P113" style:family="paragraph" style:parent-style-name="Heading_20_1">
      <style:text-properties officeooo:rsid="003c3116" officeooo:paragraph-rsid="003c3116"/>
    </style:style>
    <style:style style:name="P114" style:family="paragraph" style:parent-style-name="Heading_20_1">
      <style:text-properties officeooo:rsid="0067b92e" officeooo:paragraph-rsid="0067b92e"/>
    </style:style>
    <style:style style:name="P115" style:family="paragraph" style:parent-style-name="Heading_20_1">
      <style:text-properties officeooo:paragraph-rsid="00399d76"/>
    </style:style>
    <style:style style:name="P116" style:family="paragraph" style:parent-style-name="Heading_20_2">
      <style:text-properties officeooo:rsid="001dccec" officeooo:paragraph-rsid="001dccec"/>
    </style:style>
    <style:style style:name="P117" style:family="paragraph" style:parent-style-name="Heading_20_2">
      <style:text-properties officeooo:rsid="001dccec" officeooo:paragraph-rsid="00226060"/>
    </style:style>
    <style:style style:name="P118" style:family="paragraph" style:parent-style-name="Heading_20_3">
      <style:text-properties officeooo:rsid="002af211" officeooo:paragraph-rsid="002af211"/>
    </style:style>
    <style:style style:name="P119" style:family="paragraph" style:parent-style-name="Standard">
      <style:text-properties fo:font-style="italic" officeooo:rsid="006b3cb0" style:font-style-asian="italic" style:font-style-complex="italic"/>
    </style:style>
    <style:style style:name="P120" style:family="paragraph" style:parent-style-name="Text_20_body" style:list-style-name="L1">
      <style:text-properties officeooo:rsid="002af211" officeooo:paragraph-rsid="002af211"/>
    </style:style>
    <style:style style:name="T1" style:family="text">
      <style:text-properties officeooo:rsid="0018d6b2"/>
    </style:style>
    <style:style style:name="T2" style:family="text">
      <style:text-properties fo:font-weight="bold" style:font-weight-asian="bold" style:font-weight-complex="bold"/>
    </style:style>
    <style:style style:name="T3" style:family="text">
      <style:text-properties fo:font-weight="bold" officeooo:rsid="006e280e" style:font-weight-asian="bold" style:font-weight-complex="bold"/>
    </style:style>
    <style:style style:name="T4" style:family="text">
      <style:text-properties fo:font-style="italic" style:font-style-asian="italic" style:font-style-complex="italic"/>
    </style:style>
    <style:style style:name="T5" style:family="text">
      <style:text-properties fo:font-style="italic" officeooo:rsid="001a3cf7" style:font-style-asian="italic" style:font-style-complex="italic"/>
    </style:style>
    <style:style style:name="T6" style:family="text">
      <style:text-properties fo:font-style="italic" officeooo:rsid="00494a73" style:font-style-asian="italic" style:font-style-complex="italic"/>
    </style:style>
    <style:style style:name="T7" style:family="text">
      <style:text-properties fo:font-style="italic" officeooo:rsid="006b3cb0" style:font-style-asian="italic" style:font-style-complex="italic"/>
    </style:style>
    <style:style style:name="T8" style:family="text">
      <style:text-properties fo:font-style="italic" officeooo:rsid="006e280e" style:font-style-asian="italic" style:font-style-complex="italic"/>
    </style:style>
    <style:style style:name="T9" style:family="text">
      <style:text-properties fo:font-style="italic" fo:font-weight="normal" style:font-style-asian="italic" style:font-weight-asian="normal" style:font-style-complex="italic" style:font-weight-complex="normal"/>
    </style:style>
    <style:style style:name="T10" style:family="text">
      <style:text-properties fo:font-style="italic" fo:font-weight="bold" officeooo:rsid="006b3cb0" style:font-style-asian="italic" style:font-weight-asian="bold" style:font-style-complex="italic" style:font-weight-complex="bold"/>
    </style:style>
    <style:style style:name="T11" style:family="text">
      <style:text-properties fo:font-style="normal" style:font-style-asian="normal" style:font-style-complex="normal"/>
    </style:style>
    <style:style style:name="T12" style:family="text">
      <style:text-properties fo:font-style="normal" officeooo:rsid="0018d6b2" style:font-style-asian="normal" style:font-style-complex="normal"/>
    </style:style>
    <style:style style:name="T13" style:family="text">
      <style:text-properties fo:font-style="normal" officeooo:rsid="00494a73" style:font-style-asian="normal" style:font-style-complex="normal"/>
    </style:style>
    <style:style style:name="T14" style:family="text">
      <style:text-properties fo:font-style="normal" officeooo:rsid="005c26d2" style:font-style-asian="normal" style:font-style-complex="normal"/>
    </style:style>
    <style:style style:name="T15" style:family="text">
      <style:text-properties fo:font-style="normal" officeooo:rsid="006e280e" style:font-style-asian="normal" style:font-style-complex="normal"/>
    </style:style>
    <style:style style:name="T16" style:family="text">
      <style:text-properties fo:font-style="normal" fo:font-weight="normal" style:font-style-asian="normal" style:font-weight-asian="normal" style:font-style-complex="normal" style:font-weight-complex="normal"/>
    </style:style>
    <style:style style:name="T17" style:family="text">
      <style:text-properties fo:font-style="normal" fo:font-weight="normal" officeooo:rsid="0067b92e" style:font-style-asian="normal" style:font-weight-asian="normal" style:font-style-complex="normal" style:font-weight-complex="normal"/>
    </style:style>
    <style:style style:name="T18" style:family="text">
      <style:text-properties fo:font-style="normal" fo:font-weight="normal" officeooo:rsid="006b3cb0" style:font-style-asian="normal" style:font-weight-asian="normal" style:font-style-complex="normal" style:font-weight-complex="normal"/>
    </style:style>
    <style:style style:name="T19" style:family="text">
      <style:text-properties fo:font-style="normal" fo:font-weight="bold" officeooo:rsid="0067b92e" style:font-style-asian="normal" style:font-weight-asian="bold" style:font-style-complex="normal" style:font-weight-complex="bold"/>
    </style:style>
    <style:style style:name="T20" style:family="text">
      <style:text-properties officeooo:rsid="001a3cf7"/>
    </style:style>
    <style:style style:name="T21" style:family="text">
      <style:text-properties officeooo:rsid="001dccec"/>
    </style:style>
    <style:style style:name="T22" style:family="text">
      <style:text-properties fo:font-weight="normal" style:font-weight-asian="normal" style:font-weight-complex="normal"/>
    </style:style>
    <style:style style:name="T23" style:family="text">
      <style:text-properties fo:font-weight="normal" officeooo:rsid="00226060" style:font-weight-asian="normal" style:font-weight-complex="normal"/>
    </style:style>
    <style:style style:name="T24" style:family="text">
      <style:text-properties fo:font-weight="normal" officeooo:rsid="003d3e8a" style:font-weight-asian="normal" style:font-weight-complex="normal"/>
    </style:style>
    <style:style style:name="T25" style:family="text">
      <style:text-properties fo:color="#000000"/>
    </style:style>
    <style:style style:name="T26" style:family="text">
      <style:text-properties fo:color="#000000" officeooo:rsid="00216785"/>
    </style:style>
    <style:style style:name="T27" style:family="text">
      <style:text-properties fo:color="#000000" fo:font-style="italic" officeooo:rsid="00216785" style:font-style-asian="italic" style:font-style-complex="italic"/>
    </style:style>
    <style:style style:name="T28" style:family="text">
      <style:text-properties fo:color="#000000" fo:font-style="normal" officeooo:rsid="00216785" style:font-style-asian="normal" style:font-style-complex="normal"/>
    </style:style>
    <style:style style:name="T29" style:family="text">
      <style:text-properties fo:color="#000000" style:font-name="Liberation Mono1" fo:font-size="10pt" fo:font-style="italic" officeooo:rsid="00216785" style:font-size-asian="10pt" style:font-style-asian="italic" style:font-size-complex="10pt" style:font-style-complex="italic"/>
    </style:style>
    <style:style style:name="T30" style:family="text">
      <style:text-properties officeooo:rsid="0027eec7"/>
    </style:style>
    <style:style style:name="T31" style:family="text">
      <style:text-properties officeooo:rsid="002a7199"/>
    </style:style>
    <style:style style:name="T32" style:family="text">
      <style:text-properties officeooo:rsid="0030ddb3"/>
    </style:style>
    <style:style style:name="T33" style:family="text">
      <style:text-properties officeooo:rsid="003d3e8a"/>
    </style:style>
    <style:style style:name="T34" style:family="text">
      <style:text-properties style:font-name="Liberation Mono1" fo:font-size="10pt" fo:font-weight="bold" style:font-size-asian="10pt" style:font-weight-asian="bold" style:font-size-complex="10pt" style:font-weight-complex="bold"/>
    </style:style>
    <style:style style:name="T35" style:family="text">
      <style:text-properties style:font-name="Liberation Mono1" fo:font-size="10pt" fo:font-weight="bold" officeooo:rsid="003d3e8a" style:font-size-asian="10pt" style:font-weight-asian="bold" style:font-size-complex="10pt" style:font-weight-complex="bold"/>
    </style:style>
    <style:style style:name="T36" style:family="text">
      <style:text-properties style:font-name="Liberation Mono1" fo:font-size="10pt" style:font-size-asian="10pt" style:font-size-complex="10pt"/>
    </style:style>
    <style:style style:name="T37" style:family="text">
      <style:text-properties style:font-name="Liberation Mono1" fo:font-size="10pt" officeooo:rsid="001a3cf7" style:font-size-asian="10pt" style:font-size-complex="10pt"/>
    </style:style>
    <style:style style:name="T38" style:family="text">
      <style:text-properties style:font-name="Liberation Mono1" fo:font-size="10pt" fo:font-style="normal" style:font-size-asian="10pt" style:font-style-asian="normal" style:font-size-complex="10pt" style:font-style-complex="normal"/>
    </style:style>
    <style:style style:name="T39" style:family="text">
      <style:text-properties style:font-name="Liberation Mono1" fo:font-size="10pt" fo:font-style="normal" fo:font-weight="normal" officeooo:rsid="006b3cb0" style:font-size-asian="10pt" style:font-style-asian="normal" style:font-weight-asian="normal" style:font-size-complex="10pt" style:font-style-complex="normal" style:font-weight-complex="normal"/>
    </style:style>
    <style:style style:name="T40" style:family="text">
      <style:text-properties style:font-name="Liberation Mono1" fo:font-size="10pt" fo:font-style="normal" fo:font-weight="normal" officeooo:rsid="006e280e" style:font-size-asian="10pt" style:font-style-asian="normal" style:font-weight-asian="normal" style:font-size-complex="10pt" style:font-style-complex="normal" style:font-weight-complex="normal"/>
    </style:style>
    <style:style style:name="T41" style:family="text">
      <style:text-properties style:font-name="Liberation Mono1" fo:font-size="10pt" fo:font-style="normal" fo:font-weight="bold" officeooo:rsid="006b3cb0" style:font-size-asian="10pt" style:font-style-asian="normal" style:font-weight-asian="bold" style:font-size-complex="10pt" style:font-style-complex="normal" style:font-weight-complex="bold"/>
    </style:style>
    <style:style style:name="T42" style:family="text">
      <style:text-properties style:font-name="Liberation Mono1" fo:font-size="10pt" fo:font-weight="normal" style:font-size-asian="10pt" style:font-weight-asian="normal" style:font-size-complex="10pt" style:font-weight-complex="normal"/>
    </style:style>
    <style:style style:name="T43" style:family="text">
      <style:text-properties style:font-name="Liberation Mono1" fo:font-size="10pt" officeooo:rsid="0071cc84" style:font-name-asian="DejaVu Sans Mono" style:font-size-asian="10pt" style:font-name-complex="Liberation Mono1" style:font-size-complex="10pt"/>
    </style:style>
    <style:style style:name="T44" style:family="text">
      <style:text-properties officeooo:rsid="003e26f1"/>
    </style:style>
    <style:style style:name="T45" style:family="text">
      <style:text-properties officeooo:rsid="003e897f"/>
    </style:style>
    <style:style style:name="T46" style:family="text">
      <style:text-properties officeooo:rsid="0042e95a"/>
    </style:style>
    <style:style style:name="T47" style:family="text">
      <style:text-properties officeooo:rsid="00434288"/>
    </style:style>
    <style:style style:name="T48" style:family="text">
      <style:text-properties officeooo:rsid="00459cfd"/>
    </style:style>
    <style:style style:name="T49" style:family="text">
      <style:text-properties officeooo:rsid="004898d3"/>
    </style:style>
    <style:style style:name="T50" style:family="text">
      <style:text-properties officeooo:rsid="00494a73"/>
    </style:style>
    <style:style style:name="T51" style:family="text">
      <style:text-properties officeooo:rsid="004e18de"/>
    </style:style>
    <style:style style:name="T52" style:family="text">
      <style:text-properties officeooo:rsid="0058211c"/>
    </style:style>
    <style:style style:name="T53" style:family="text">
      <style:text-properties officeooo:rsid="00596d68"/>
    </style:style>
    <style:style style:name="T54" style:family="text">
      <style:text-properties officeooo:rsid="005ac3d1"/>
    </style:style>
    <style:style style:name="T55" style:family="text">
      <style:text-properties officeooo:rsid="005c26d2"/>
    </style:style>
    <style:style style:name="T56" style:family="text">
      <style:text-properties officeooo:rsid="005d81a6"/>
    </style:style>
    <style:style style:name="T57" style:family="text">
      <style:text-properties officeooo:rsid="022dda61"/>
    </style:style>
    <style:style style:name="T58" style:family="text">
      <style:text-properties style:font-name="Liberation Sans" fo:font-size="18pt" officeooo:rsid="0065ecfe" style:font-name-asian="Noto Sans CJK SC" style:font-size-asian="18pt" style:font-name-complex="Lohit Devanagari" style:font-size-complex="18pt"/>
    </style:style>
    <style:style style:name="T59" style:family="text">
      <style:text-properties style:font-name="Liberation Sans" fo:font-size="18pt" officeooo:rsid="006ad6ab" style:font-name-asian="Noto Sans CJK SC" style:font-size-asian="18pt" style:font-name-complex="Lohit Devanagari" style:font-size-complex="18pt"/>
    </style:style>
    <style:style style:name="T60" style:family="text">
      <style:text-properties style:font-name="Liberation Sans" fo:font-size="18pt" officeooo:rsid="008c9e77" style:font-name-asian="Noto Sans CJK SC" style:font-size-asian="18pt" style:font-name-complex="Lohit Devanagari" style:font-size-complex="18pt"/>
    </style:style>
    <style:style style:name="T61" style:family="text">
      <style:text-properties officeooo:rsid="00613288"/>
    </style:style>
    <style:style style:name="T62" style:family="text">
      <style:text-properties officeooo:rsid="0055ef91"/>
    </style:style>
    <style:style style:name="T63" style:family="text">
      <style:text-properties officeooo:rsid="00630052"/>
    </style:style>
    <style:style style:name="T64" style:family="text">
      <style:text-properties officeooo:rsid="0067b92e"/>
    </style:style>
    <style:style style:name="T65" style:family="text">
      <style:text-properties officeooo:rsid="006b3cb0"/>
    </style:style>
    <style:style style:name="T66" style:family="text">
      <style:text-properties officeooo:rsid="006e280e"/>
    </style:style>
    <style:style style:name="T67" style:family="text">
      <style:text-properties officeooo:rsid="0071cc84"/>
    </style:style>
    <style:style style:name="T68" style:family="text">
      <style:text-properties officeooo:rsid="00725193"/>
    </style:style>
    <style:style style:name="T69" style:family="text">
      <style:text-properties officeooo:rsid="00226060"/>
    </style:style>
    <style:style style:name="T70" style:family="text">
      <style:text-properties officeooo:rsid="0073c021"/>
    </style:style>
    <style:style style:name="T71" style:family="text">
      <style:text-properties officeooo:rsid="008c9e77"/>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7"/>
      <text:p text:style-name="Title">The QDL Configuration File</text:p>
      <text:p text:style-name="P108"><text:span text:style-name="T57">Version 1.</text:span><text:span text:style-name="T60">4</text:span></text:p>
      <text:h text:style-name="Heading_20_1" text:outline-level="1">Configuration File Basics</text:h>
      <text:p text:style-name="P57">The basic format of the file is</text:p>
      <text:p text:style-name="P57"/>
      <text:p text:style-name="Preformatted_20_Text">&lt;config&gt;</text:p>
      <text:p text:style-name="Preformatted_20_Text"><text:s text:c="3"/>&lt;qdl name=”X”&gt;</text:p>
      <text:p text:style-name="Preformatted_20_Text"><text:s text:c="6"/>&lt;!-- stuff →</text:p>
      <text:p text:style-name="Preformatted_20_Text"><text:s text:c="3"/>&lt;/qdl&gt;</text:p>
      <text:p text:style-name="P96"><text:s text:c="3"/>&lt;qdl name=”<text:span text:style-name="T1">Y”</text:span>&gt;</text:p>
      <text:p text:style-name="P96"><text:s text:c="6"/>&lt;!-- stuff →</text:p>
      <text:p text:style-name="P96"><text:s text:c="3"/>&lt;/qdl&gt;</text:p>
      <text:p text:style-name="P96"><text:s text:c="2"/><text:span text:style-name="T1">&lt;!-- more configurations --&gt;</text:span></text:p>
      <text:p text:style-name="Preformatted_20_Text">&lt;/config&gt;</text:p>
      <text:p text:style-name="Preformatted_20_Text"/>
      <text:p text:style-name="P63">Each file consists of qdl elements which are named. <text:span text:style-name="T21">Names are just strings and can be anything you like as long as they are unique within the file. </text:span>There may be many of these and you use them by invoking the name. So here would be a typical user-defined</text:p>
      <text:p text:style-name="Preformatted_20_Text">java -jar qdl.jar -cfg /<text:span text:style-name="T11">path/to/file/cfg.xml -name X</text:span></text:p>
      <text:p text:style-name="P87"/>
      <text:p text:style-name="P64"><text:span text:style-name="T12">So the path to the above file is /</text:span>path/to/file/cfg.xml<text:span text:style-name="T12"> and inside the file, the qdl tag with name X is to be used. You may have many configurations in a file for different needs and just invoke them.</text:span></text:p>
      <text:h text:style-name="Heading_20_2" text:outline-level="2"><text:bookmark-start text:name="__RefHeading___Toc6814_66498657"/><text:span text:style-name="T12">A</text:span><text:span text:style-name="T11">liases.</text:span><text:bookmark-end text:name="__RefHeading___Toc6814_66498657"/></text:h>
      <text:p text:style-name="P88">You may also make several configurations then refer them using aliases:</text:p>
      <text:p text:style-name="P97">&lt;config&gt;</text:p>
      <text:p text:style-name="P97"><text:s text:c="3"/><text:span text:style-name="T20">&lt;qdl name=”default” alias=”test-mysql-5.4.3”/&gt;</text:span></text:p>
      <text:p text:style-name="P97"><text:s text:c="3"/>&lt;qdl name=”<text:span text:style-name="T20">test-mysql-5.4.3</text:span>”&gt;</text:p>
      <text:p text:style-name="P97"><text:s text:c="6"/>&lt;!-- stuff →</text:p>
      <text:p text:style-name="P97"><text:s text:c="3"/>&lt;/qdl&gt;</text:p>
      <text:p text:style-name="P97"><text:s text:c="3"/>&lt;qdl name=”<text:span text:style-name="T20">test-mysql-6.0”</text:span>&gt;</text:p>
      <text:p text:style-name="P97"><text:s text:c="6"/>&lt;!-- stuff →</text:p>
      <text:p text:style-name="P97"><text:s text:c="3"/>&lt;/qdl&gt;</text:p>
      <text:p text:style-name="P97"><text:s text:c="2"/><text:span text:style-name="T1">&lt;!-- more configurations --&gt;</text:span></text:p>
      <text:p text:style-name="P97">&lt;/config&gt;</text:p>
      <text:p text:style-name="P99"/>
      <text:p text:style-name="Text_20_body">In <text:span text:style-name="T20">this case, there is an alias for the configuration named </text:span><text:span text:style-name="T37">test-mysql-5.4.3</text:span><text:span text:style-name="T20"> and you would simply use the name “default” when referencing it. Later, if you needed to change the configuration to </text:span><text:span text:style-name="T37">test-mysql-6.0</text:span><text:span text:style-name="T20"> you would just change the alias. The idea is that you can set your configuration files (which may be awkward to do on a server, </text:span><text:span text:style-name="T5">e.g</text:span><text:span text:style-name="T20">. especially if this is called by a complex set of startup scripts) and then make changes in the configuration file</text:span></text:p>
      <text:p text:style-name="P65"><text:soft-page-break/>Aliases are transitive in that you can have them refer to other aliases like</text:p>
      <text:p text:style-name="Preformatted_20_Text">&lt;config&gt;</text:p>
      <text:p text:style-name="Preformatted_20_Text"><text:s text:c="2"/>&lt;qdl name=”A” alias=”B”/&gt;</text:p>
      <text:p text:style-name="Preformatted_20_Text"><text:s text:c="2"/>&lt;qdl name=”B” alias=”C”/&gt;</text:p>
      <text:p text:style-name="Preformatted_20_Text"><text:s text:c="2"/>&lt;qdl name=”C” …</text:p>
      <text:p text:style-name="Preformatted_20_Text"/>
      <text:p text:style-name="P65">Th<text:span text:style-name="T50">u</text:span>s invoking “A” would resolve to “C”. If there were a cycle, an exception would be thrown.</text:p>
      <text:h text:style-name="Heading_20_2" text:outline-level="2"><text:bookmark-start text:name="__RefHeading___Toc6816_66498657"/>File imports<text:bookmark-end text:name="__RefHeading___Toc6816_66498657"/></text:h>
      <text:p text:style-name="P65">You may also import another configuration file.</text:p>
      <text:p text:style-name="Preformatted_20_Text">&lt;config&gt;</text:p>
      <text:p text:style-name="Preformatted_20_Text"><text:s text:c="4"/>&lt;file include="/path/to/server-cfg.xml"/&gt;</text:p>
      <text:p text:style-name="Preformatted_20_Text"><text:s text:c="3"/>&lt;qdl name=”A” alias=”B”/&gt;</text:p>
      <text:p text:style-name="Preformatted_20_Text"><text:s text:c="3"/><text:span text:style-name="T21">&lt;!-- stuff→&gt;</text:span></text:p>
      <text:p text:style-name="P98">&lt;/config&gt;</text:p>
      <text:p text:style-name="Preformatted_20_Text"/>
      <text:p text:style-name="P66">In this case, all of the configurations in the indicated file are loaded and may be referred to henceforth as if they were part of the current file. A typical use might be </text:p>
      <text:p text:style-name="Preformatted_20_Text">&lt;config&gt;</text:p>
      <text:p text:style-name="Preformatted_20_Text"><text:s text:c="4"/>&lt;file include="/path/to/server-cfg-ver1.xml"/&gt;</text:p>
      <text:p text:style-name="Preformatted_20_Text"><text:s text:c="4"/>&lt;file include="/path/to/server-cfg-ver2.xml"/&gt;</text:p>
      <text:p text:style-name="Preformatted_20_Text"><text:s text:c="4"/>&lt;file include="/path/to/server-cfg-ver3.xml"/&gt;</text:p>
      <text:p text:style-name="Preformatted_20_Text"><text:s text:c="4"/>&lt;qdl name=”default-version-1” alias=”version-1.1”/&gt;</text:p>
      <text:p text:style-name="Preformatted_20_Text"><text:s text:c="4"/>&lt;qdl name=”default-version-2” alias=”version-2.5.4”/&gt;</text:p>
      <text:p text:style-name="Preformatted_20_Text"><text:s text:c="4"/>&lt;qdl name=”default-version-3” alias=”version-3.0.0-alpha”/&gt;</text:p>
      <text:p text:style-name="Preformatted_20_Text">&lt;/config&gt;</text:p>
      <text:p text:style-name="Preformatted_20_Text"/>
      <text:p text:style-name="P66">In this case, each version in question has its own set of configurations and a default from each is set. This allows for management of <text:span text:style-name="T4">extremely</text:span><text:span text:style-name="T11"> complex server installs. Then again, you might not need any of it.</text:span></text:p>
      <text:h text:style-name="P110" text:outline-level="1"><text:bookmark-start text:name="__RefHeading___Toc6885_66498657"/>A complete example<text:bookmark-end text:name="__RefHeading___Toc6885_66498657"/></text:h>
      <text:p text:style-name="P80">This is a typical bare-bones workspace configuration’</text:p>
      <text:p text:style-name="Preformatted_20_Text">&lt;config&gt;</text:p>
      <text:p text:style-name="Preformatted_20_Text"><text:s text:c="4"/>&lt;qdl name="minimal"&gt;</text:p>
      <text:p text:style-name="Preformatted_20_Text"><text:s text:c="8"/>&lt;workspace verbose="true"</text:p>
      <text:p text:style-name="Preformatted_20_Text"><text:s text:c="19"/>echoModeOn="true"&gt;</text:p>
      <text:p text:style-name="Preformatted_20_Text"><text:s text:c="12"/>&lt;home_dir&gt;/home/<text:span text:style-name="T50">your_name</text:span>/dev/qdl&lt;/home_dir&gt;</text:p>
      <text:p text:style-name="Preformatted_20_Text"><text:s text:c="12"/>&lt;env&gt;etc/qdl.properties&lt;/env&gt;</text:p>
      <text:p text:style-name="Preformatted_20_Text"><text:s text:c="8"/>&lt;/workspace&gt; <text:s text:c="6"/></text:p>
      <text:p text:style-name="Preformatted_20_Text"><text:s text:c="4"/>&lt;/qdl&gt;</text:p>
      <text:p text:style-name="Preformatted_20_Text">&lt;/config&gt;</text:p>
      <text:p text:style-name="Preformatted_20_Text"/>
      <text:p text:style-name="P81">Assuming that this resides in the file <text:span text:style-name="T36">/</text:span><text:span text:style-name="T38">path/to/cfg.xml,</text:span><text:span text:style-name="T11"> you could invoke the interpreter using this:</text:span> </text:p>
      <text:p text:style-name="P105">java -jar qdl.jar -cfg /<text:span text:style-name="T11">path/to/cfg.xml -name minimal</text:span></text:p>
      <text:p text:style-name="P100"/>
      <text:h text:style-name="P111" text:outline-level="1"><text:soft-page-break/>A server example.</text:h>
      <text:p text:style-name="P93">This is a typical configuration from a server.</text:p>
      <text:p text:style-name="Preformatted_20_Text"><text:s text:c="3"/>&lt;qdl name="qdl-default"</text:p>
      <text:p text:style-name="Preformatted_20_Text"><text:s text:c="8"/>enabled="true"</text:p>
      <text:p text:style-name="Preformatted_20_Text"><text:s text:c="8"/>debug="info"</text:p>
      <text:p text:style-name="Preformatted_20_Text"><text:s text:c="8"/>strict_acls = "false"</text:p>
      <text:p text:style-name="Preformatted_20_Text"><text:s text:c="8"/><text:span text:style-name="T67">server_mode=”true”</text:span></text:p>
      <text:p text:style-name="P107"><text:s text:c="8"/>restricted_io <text:span text:style-name="T68">= "false"</text:span></text:p>
      <text:p text:style-name="P107"><text:s/></text:p>
      <text:p text:style-name="Preformatted_20_Text"><text:s text:c="8"/>script_path="vfs#/scripts/"&gt;</text:p>
      <text:p text:style-name="Preformatted_20_Text"><text:s text:c="7"/>&lt;virtual_file_systems&gt;</text:p>
      <text:p text:style-name="Preformatted_20_Text"><text:s text:c="11"/>&lt;vfs type="pass_through"</text:p>
      <text:p text:style-name="Preformatted_20_Text"><text:s text:c="16"/>access="r"&gt;</text:p>
      <text:p text:style-name="Preformatted_20_Text"><text:s text:c="15"/>&lt;root_dir&gt;/<text:span text:style-name="T43">var/www/storage/qdl/scripts</text:span>&lt;/root_dir&gt;</text:p>
      <text:p text:style-name="Preformatted_20_Text"><text:s text:c="15"/>&lt;scheme&gt;&lt;![CDATA[vfs]]&gt;&lt;/scheme&gt;</text:p>
      <text:p text:style-name="Preformatted_20_Text"><text:s text:c="15"/>&lt;mount_point&gt;/scripts&lt;/mount_point&gt;</text:p>
      <text:p text:style-name="Preformatted_20_Text"><text:s text:c="11"/>&lt;/vfs&gt;</text:p>
      <text:p text:style-name="Preformatted_20_Text"><text:s text:c="7"/>&lt;/virtual_file_systems&gt;</text:p>
      <text:p text:style-name="Preformatted_20_Text"><text:s text:c="7"/>&lt;modules&gt;</text:p>
      <text:p text:style-name="Preformatted_20_Text"><text:s text:c="13"/>&lt;module type="java"</text:p>
      <text:p text:style-name="P106"><text:s text:c="21"/>import_on_start="true"&gt;</text:p>
      <text:p text:style-name="P106"><text:s text:c="13"/>&lt;class_name&gt;</text:p>
      <text:p text:style-name="P106"><text:s text:c="16"/>&lt;![CDATA[edu.uiuc.ncsa.myproxy.oa4mp.qdl.OA2QDLLoader<text:span text:style-name="T67">]]&gt; </text:span></text:p>
      <text:p text:style-name="P106"><text:s text:c="13"/>&lt;/class_name&gt;</text:p>
      <text:p text:style-name="Preformatted_20_Text"><text:s text:c="11"/>&lt;/module&gt;</text:p>
      <text:p text:style-name="Preformatted_20_Text"><text:s text:c="7"/>&lt;/modules&gt;</text:p>
      <text:p text:style-name="Preformatted_20_Text"><text:s text:c="3"/>&lt;/qdl&gt;</text:p>
      <text:p text:style-name="Standard"/>
      <text:p text:style-name="Standard">In this case, <text:span text:style-name="T67">the server mode is active and a read-only scripts directory has been mounted as a VFS. <text:s/>A set of tools is loaded as well. What this means is that inside the server that accesses this, the VFS and tools (which are auto imported) are available to each script that is loaded. The script path is set to the VFS, so that, e.g., all path references inside the script can be relative.</text:span></text:p>
      <text:h text:style-name="P112" text:outline-level="1"><text:bookmark-start text:name="__RefHeading___Toc6818_66498657"/>The <text:span text:style-name="T49">Configuration</text:span> <text:span text:style-name="T49">R</text:span>eference<text:bookmark-end text:name="__RefHeading___Toc6818_66498657"/></text:h>
      <text:p text:style-name="P82">Each section corresponds to an entry in the configuration file.</text:p>
      <text:h text:style-name="P113" text:outline-level="1"><text:bookmark-start text:name="__RefHeading___Toc6887_66498657"/><text:span text:style-name="T33">c</text:span>onfig<text:bookmark-end text:name="__RefHeading___Toc6887_66498657"/></text:h>
      <text:p text:style-name="P82">This is the outermost tag and includes at least one qdl tag. This is so all of the qdl configuration can be kept separate in case there are other types of configuration in the file. It has neither attributes nor any other possible entry than qdl elements.</text:p>
      <text:h text:style-name="P113" text:outline-level="1"><text:bookmark-start text:name="__RefHeading___Toc6820_66498657"/>qdl<text:bookmark-end text:name="__RefHeading___Toc6820_66498657"/></text:h>
      <text:h text:style-name="P116" text:outline-level="2"><text:bookmark-start text:name="__RefHeading___Toc6822_66498657"/>Attributes<text:bookmark-end text:name="__RefHeading___Toc6822_66498657"/></text:h>
      <text:p text:style-name="P101"/>
      <table:table table:name="Table2" table:style-name="Table2">
        <table:table-column table:style-name="Table2.A"/>
        <table:table-column table:style-name="Table2.B"/>
        <table:table-column table:style-name="Table2.C"/>
        <table:table-column table:style-name="Table2.D"/>
        <table:table-row table:style-name="TableLine93829569241088">
          <table:table-cell table:style-name="Table2.A1" office:value-type="string">
            <text:p text:style-name="P9"><text:span text:style-name="T46">N</text:span>ame</text:p>
          </table:table-cell>
          <table:table-cell table:style-name="Table2.A1" office:value-type="string">
            <text:p text:style-name="P9">Req?</text:p>
          </table:table-cell>
          <table:table-cell table:style-name="Table2.A1" office:value-type="string">
            <text:p text:style-name="P9"><text:span text:style-name="T46">D</text:span>efault</text:p>
          </table:table-cell>
          <table:table-cell table:style-name="Table2.D1" office:value-type="string">
            <text:p text:style-name="P9"><text:span text:style-name="T46">D</text:span>escription</text:p>
          </table:table-cell>
        </table:table-row>
        <text:soft-page-break/>
        <table:table-row table:style-name="TableLine93829618400048">
          <table:table-cell table:style-name="Table2.A2" office:value-type="string">
            <text:p text:style-name="P50">assertions_on</text:p>
          </table:table-cell>
          <table:table-cell table:style-name="Table2.A2" office:value-type="string">
            <text:p text:style-name="P50">N</text:p>
          </table:table-cell>
          <table:table-cell table:style-name="Table2.A2" office:value-type="string">
            <text:p text:style-name="P50">true</text:p>
          </table:table-cell>
          <table:table-cell table:style-name="Table2.D2" office:value-type="string">
            <text:p text:style-name="P51">Enabled or disable assertions. If disabled, no assertions will be processed, effectively ignoring them.</text:p>
          </table:table-cell>
        </table:table-row>
        <table:table-row table:style-name="TableLine93829637692880">
          <table:table-cell table:style-name="Table2.A2" office:value-type="string">
            <text:p text:style-name="P15">debug</text:p>
          </table:table-cell>
          <table:table-cell table:style-name="Table2.A2" office:value-type="string">
            <text:p text:style-name="P9">N</text:p>
          </table:table-cell>
          <table:table-cell table:style-name="Table2.A2" office:value-type="string">
            <text:p text:style-name="P36">off</text:p>
          </table:table-cell>
          <table:table-cell table:style-name="Table2.D2" office:value-type="string">
            <text:p text:style-name="P12">Enable debug mode <text:span text:style-name="T52">level</text:span>. <text:span text:style-name="T52">These are off, trace, info, warn, error and severe. If you enable this then the debug() function will print debug messages to the console. This is useful in cases of, e.g., server side scripting where debug messages are usually captured and sent someplace like the syslog. generally debugging is done in QDL using the say() command. There is also the log() command that write</text:span><text:span text:style-name="T55">s</text:span><text:span text:style-name="T52"> to the currently active log.</text:span></text:p>
          </table:table-cell>
        </table:table-row>
        <table:table-row table:style-name="TableLine93829617824016">
          <table:table-cell table:style-name="Table2.A2" office:value-type="string">
            <text:p text:style-name="P15">enabled</text:p>
          </table:table-cell>
          <table:table-cell table:style-name="Table2.A2" office:value-type="string">
            <text:p text:style-name="P9">N</text:p>
          </table:table-cell>
          <table:table-cell table:style-name="Table2.A2" office:value-type="string">
            <text:p text:style-name="P15">true</text:p>
          </table:table-cell>
          <table:table-cell table:style-name="Table2.D2" office:value-type="string">
            <text:p text:style-name="P12">This <text:span text:style-name="T51">enables/</text:span>disables this configuration, so it will/<text:span text:style-name="T55">will</text:span> not be loaded.</text:p>
          </table:table-cell>
        </table:table-row>
        <table:table-row table:style-name="TableLine93829611830656">
          <table:table-cell table:style-name="Table2.A2" office:value-type="string">
            <text:p text:style-name="P15">name</text:p>
          </table:table-cell>
          <table:table-cell table:style-name="Table2.A2" office:value-type="string">
            <text:p text:style-name="P15">Y</text:p>
          </table:table-cell>
          <table:table-cell table:style-name="Table2.A2" office:value-type="string">
            <text:p text:style-name="P9">-</text:p>
          </table:table-cell>
          <table:table-cell table:style-name="Table2.D2" office:value-type="string">
            <text:p text:style-name="Text_20_body">(<text:span text:style-name="T2">required</text:span><text:span text:style-name="T23">) The unique identifier for this configuration. </text:span><text:span text:style-name="T24">It can be any string as long as the it is unique in this file.</text:span></text:p>
          </table:table-cell>
        </table:table-row>
        <table:table-row table:style-name="TableLine93829552465376">
          <table:table-cell table:style-name="Table2.A2" office:value-type="string">
            <text:p text:style-name="P15">numeric_digits</text:p>
          </table:table-cell>
          <table:table-cell table:style-name="Table2.A2" office:value-type="string">
            <text:p text:style-name="P15">N</text:p>
          </table:table-cell>
          <table:table-cell table:style-name="Table2.A2" office:value-type="string">
            <text:p text:style-name="P47">15</text:p>
          </table:table-cell>
          <table:table-cell table:style-name="Table2.D2" office:value-type="string">
            <text:p text:style-name="P12">The default precision for decimals</text:p>
          </table:table-cell>
        </table:table-row>
        <table:table-row table:style-name="TableLine93829605798736">
          <table:table-cell table:style-name="Table2.A2" office:value-type="string">
            <text:p text:style-name="P61">restricted_io</text:p>
          </table:table-cell>
          <table:table-cell table:style-name="Table2.A2" office:value-type="string">
            <text:p text:style-name="P54">N</text:p>
          </table:table-cell>
          <table:table-cell table:style-name="Table2.A2" office:value-type="string">
            <text:p text:style-name="P54">false</text:p>
          </table:table-cell>
          <table:table-cell table:style-name="Table2.D2" office:value-type="string">
            <text:p text:style-name="P55">Even if server_mode is enabled, printing (for debugging purposes) and logging are allowed. <text:span text:style-name="T70">Setting this true </text:span>turns them off completely.</text:p>
          </table:table-cell>
        </table:table-row>
        <table:table-row table:style-name="TableLine93829624154576">
          <table:table-cell table:style-name="Table2.A2" office:value-type="string">
            <text:p text:style-name="P15">server_mode</text:p>
          </table:table-cell>
          <table:table-cell table:style-name="Table2.A2" office:value-type="string">
            <text:p text:style-name="P15">N</text:p>
          </table:table-cell>
          <table:table-cell table:style-name="Table2.A2" office:value-type="string">
            <text:p text:style-name="P15">false</text:p>
          </table:table-cell>
          <table:table-cell table:style-name="Table2.D2" office:value-type="string">
            <text:p text:style-name="P56"><text:span text:style-name="T69">Server mode means this is running as part of a server, usually as a scripting language. This turns off things like file </text:span><text:span text:style-name="T68">operations</text:span><text:span text:style-name="T69">, prompting and other features. It is only needed in a specific context.</text:span></text:p>
          </table:table-cell>
        </table:table-row>
        <table:table-row table:style-name="TableLine93829615253904">
          <table:table-cell table:style-name="Table2.A2" office:value-type="string">
            <text:p text:style-name="P34">script_path</text:p>
          </table:table-cell>
          <table:table-cell table:style-name="Table2.A2" office:value-type="string">
            <text:p text:style-name="P34">N</text:p>
          </table:table-cell>
          <table:table-cell table:style-name="Table2.A2" office:value-type="string">
            <text:p text:style-name="P15">-</text:p>
          </table:table-cell>
          <table:table-cell table:style-name="Table2.D2" office:value-type="string">
            <text:p text:style-name="P35">A colon separated list of paths (including virtual file system paths) to be searched <text:span text:style-name="T61">for</text:span> scripts. This effects the script_run and script_load commands.</text:p>
          </table:table-cell>
        </table:table-row>
        <table:table-row table:style-name="TableLine93829634778832">
          <table:table-cell table:style-name="Table2.A2" office:value-type="string">
            <text:p text:style-name="P39">module_path</text:p>
          </table:table-cell>
          <table:table-cell table:style-name="Table2.A2" office:value-type="string">
            <text:p text:style-name="P39">N</text:p>
          </table:table-cell>
          <table:table-cell table:style-name="Table2.A2" office:value-type="string">
            <text:p text:style-name="P15">-</text:p>
          </table:table-cell>
          <table:table-cell table:style-name="Table2.D2" office:value-type="string">
            <text:p text:style-name="P40"><text:span text:style-name="T62">A colon separated list of paths (including virtual file system paths) to be searched </text:span><text:span text:style-name="T61">for modules</text:span><text:span text:style-name="T62">. This effects the </text:span><text:span text:style-name="T63">module</text:span><text:span text:style-name="T62">_</text:span><text:span text:style-name="T61">load</text:span><text:span text:style-name="T62">.</text:span></text:p>
          </table:table-cell>
        </table:table-row>
        <table:table-row table:style-name="TableLine93829633254064">
          <table:table-cell table:style-name="Table2.A2" office:value-type="string">
            <text:p text:style-name="P49">lib_path</text:p>
          </table:table-cell>
          <table:table-cell table:style-name="Table2.A2" office:value-type="string">
            <text:p text:style-name="P49">N</text:p>
          </table:table-cell>
          <table:table-cell table:style-name="Table2.A2" office:value-type="string">
            <text:p text:style-name="P15">-</text:p>
          </table:table-cell>
          <table:table-cell table:style-name="Table2.D2" office:value-type="string">
            <text:p text:style-name="P48">Used in conjunction with enable_library_support. This is the path that will be used to search for scripts.</text:p>
          </table:table-cell>
        </table:table-row>
        <table:table-row table:style-name="TableLine93829612550880">
          <table:table-cell table:style-name="Table2.A2" office:value-type="string">
            <text:p text:style-name="P62">enable_library_support</text:p>
          </table:table-cell>
          <table:table-cell table:style-name="Table2.A2" office:value-type="string">
            <text:p text:style-name="P49">N</text:p>
          </table:table-cell>
          <table:table-cell table:style-name="Table2.A2" office:value-type="string">
            <text:p text:style-name="P49">F</text:p>
          </table:table-cell>
          <table:table-cell table:style-name="Table2.D2" office:value-type="string">
            <text:p text:style-name="P48">Enable using the lib_path to search <text:s/>for scripts as functions.</text:p>
          </table:table-cell>
        </table:table-row>
      </table:table>
      <text:p text:style-name="P119"/>
      <text:p text:style-name="Standard"><text:span text:style-name="T7">Note about library support</text:span><text:span text:style-name="T10">: </text:span><text:span text:style-name="T18">There are a couple of ways of extending QDL. One of them is to define your own functions in the workspace. Another is to write scripts and have these called seamlessly as if they were functions. So if you wrote a script </text:span><text:span text:style-name="T41">/path/to/my/script/my_script.qdl</text:span><text:span text:style-name="T18"> you could set the lib_path to be </text:span><text:span text:style-name="T41">/path/to/my/script </text:span><text:span text:style-name="T65">and inside of QDL issuing something like</text:span></text:p>
      <text:p text:style-name="Standard"/>
      <text:p text:style-name="P103">x:= my_script(arg0,arg1)</text:p>
      <text:p text:style-name="Text_20_body"/>
      <text:p text:style-name="P92">would find this in the libpath, load it and pass it the two arguments, <text:span text:style-name="T8">i.e.</text:span><text:span text:style-name="T15">, it is identical to</text:span> </text:p>
      <text:p text:style-name="P104">x:= <text:span text:style-name="T66">script_run(</text:span>my_script(‘<text:span text:style-name="T39">/path/to/my/script/my_script.qdl’, </text:span><text:span text:style-name="T40">[</text:span>arg0,arg1<text:span text:style-name="T66">]</text:span>)<text:span text:style-name="T66">);</text:span></text:p>
      <text:p text:style-name="P104"/>
      <text:p text:style-name="P92">Generally loading scripts this way is slow, however if you are using QDL as a general scripting language in your operating system, this is a good way to make utilities available to it. <text:span text:style-name="T66">Note that the </text:span><text:soft-page-break/><text:span text:style-name="T66">lib_path is not the same as the script_path. You can toggle this as a variable with the </text:span><text:span text:style-name="T3">)ws set</text:span><text:span text:style-name="T66"> command too.</text:span></text:p>
      <text:h text:style-name="P117" text:outline-level="2"><text:bookmark-start text:name="__RefHeading___Toc6824_66498657"/>boot_script<text:bookmark-end text:name="__RefHeading___Toc6824_66498657"/></text:h>
      <text:p text:style-name="P90">A script to run on startup, after virtual file systems and named external modules are loaded, but before the system is available. This lets you <text:span text:style-name="T4">e.g.</text:span> do additional set up of the environment.</text:p>
      <text:h text:style-name="Heading_20_2" text:outline-level="2"><text:bookmark-start text:name="__RefHeading___Toc6826_66498657"/><text:span text:style-name="T21">L</text:span>ogging<text:bookmark-end text:name="__RefHeading___Toc6826_66498657"/></text:h>
      <text:h text:style-name="Heading_20_3" text:outline-level="3"><text:bookmark-start text:name="__RefHeading___Toc6837_66498657"/>Attributes<text:bookmark-end text:name="__RefHeading___Toc6837_66498657"/></text:h>
      <text:p text:style-name="P60"/>
      <table:table table:name="Table3" table:style-name="Table3">
        <table:table-column table:style-name="Table3.A"/>
        <table:table-column table:style-name="Table3.B"/>
        <table:table-column table:style-name="Table3.A"/>
        <table:table-column table:style-name="Table3.D"/>
        <table:table-row table:style-name="TableLine93829639275952">
          <table:table-cell table:style-name="Table3.A1" office:value-type="string">
            <text:p text:style-name="P8"><text:span text:style-name="T46">N</text:span>ame</text:p>
          </table:table-cell>
          <table:table-cell table:style-name="Table3.A1" office:value-type="string">
            <text:p text:style-name="P8">Req?</text:p>
          </table:table-cell>
          <table:table-cell table:style-name="Table3.A1" office:value-type="string">
            <text:p text:style-name="P8"><text:span text:style-name="T46">D</text:span>efault</text:p>
          </table:table-cell>
          <table:table-cell table:style-name="Table3.D1" office:value-type="string">
            <text:p text:style-name="P2"><text:span text:style-name="T46">D</text:span>escription</text:p>
          </table:table-cell>
        </table:table-row>
        <table:table-row table:style-name="Table3.2">
          <table:table-cell table:style-name="Table3.A2" office:value-type="string">
            <text:p text:style-name="P18">disableLog4j</text:p>
          </table:table-cell>
          <table:table-cell table:style-name="Table3.A2" office:value-type="string">
            <text:p text:style-name="P19">N</text:p>
          </table:table-cell>
          <table:table-cell table:style-name="Table3.A2" office:value-type="string">
            <text:p text:style-name="P19">true</text:p>
          </table:table-cell>
          <table:table-cell table:style-name="Table3.D2" office:value-type="string">
            <text:p text:style-name="P17">Log 4 Java is a common utility. Unfortunately many projects which QDL relies on use it and if they are misconfigured, then you may get extremely strange messages about missing log4j files <text:span text:style-name="T33">or inscrutable output about things you’ve never heard of</text:span>. Setting this to <text:span text:style-name="T2">true</text:span><text:span text:style-name="T22"> will hunt down </text:span><text:span text:style-name="T24">all</text:span><text:span text:style-name="T22"> instance</text:span><text:span text:style-name="T24">s</text:span><text:span text:style-name="T22"> and terminate them. </text:span><text:s/></text:p>
          </table:table-cell>
        </table:table-row>
        <table:table-row table:style-name="TableLine93829619938864">
          <table:table-cell table:style-name="Table3.A2" office:value-type="string">
            <text:p text:style-name="P18">logFileCount</text:p>
          </table:table-cell>
          <table:table-cell table:style-name="Table3.A2" office:value-type="string">
            <text:p text:style-name="P19">N</text:p>
          </table:table-cell>
          <table:table-cell table:style-name="Table3.A2" office:value-type="string">
            <text:p text:style-name="P19">1</text:p>
          </table:table-cell>
          <table:table-cell table:style-name="Table3.D2" office:value-type="string">
            <text:p text:style-name="Table_20_Contents">The total number of files to have in the rotation. If the count it less than or equal to 1, then only a single log file is maintained.</text:p>
          </table:table-cell>
        </table:table-row>
        <table:table-row table:style-name="TableLine93829635206688">
          <table:table-cell table:style-name="Table3.A2" office:value-type="string">
            <text:p text:style-name="P18">logFileName</text:p>
          </table:table-cell>
          <table:table-cell table:style-name="Table3.A2" office:value-type="string">
            <text:p text:style-name="P19">N</text:p>
          </table:table-cell>
          <table:table-cell table:style-name="Table3.A2" office:value-type="string">
            <text:p text:style-name="P19"><text:span text:style-name="T46">l</text:span>ogging.xml</text:p>
          </table:table-cell>
          <table:table-cell table:style-name="Table3.D2" office:value-type="string">
            <text:p text:style-name="Table_20_Contents">The default file is deposited in the invocation directory. If the entire path is given, that will be used. NOTE: the path must exist or logging will fail to initialize. I.e., no paths are created.</text:p>
          </table:table-cell>
        </table:table-row>
        <table:table-row table:style-name="TableLine93829636233600">
          <table:table-cell table:style-name="Table3.A2" office:value-type="string">
            <text:p text:style-name="P18">logName</text:p>
          </table:table-cell>
          <table:table-cell table:style-name="Table3.A2" office:value-type="string">
            <text:p text:style-name="P19">N</text:p>
          </table:table-cell>
          <table:table-cell table:style-name="Table3.A2" office:value-type="string">
            <text:p text:style-name="P19">qdl</text:p>
          </table:table-cell>
          <table:table-cell table:style-name="Table3.D2" office:value-type="string">
            <text:p text:style-name="Table_20_Contents">The name prepended to each entry in the log file. This is especially useful if several <text:span text:style-name="T30">programs</text:span> are running and <text:span text:style-name="T30">share </text:span>a single location – <text:span text:style-name="T30">a frequent occurrence on a server.</text:span></text:p>
          </table:table-cell>
        </table:table-row>
        <table:table-row table:style-name="TableLine93829622152464">
          <table:table-cell table:style-name="Table3.A2" office:value-type="string">
            <text:p text:style-name="P18">logSize</text:p>
          </table:table-cell>
          <table:table-cell table:style-name="Table3.A2" office:value-type="string">
            <text:p text:style-name="P19">N</text:p>
          </table:table-cell>
          <table:table-cell table:style-name="Table3.A2" office:value-type="string">
            <text:p text:style-name="P19">0</text:p>
          </table:table-cell>
          <table:table-cell table:style-name="Table3.D2" office:value-type="string">
            <text:p text:style-name="Table_20_Contents">The maximum size of the file before the system rolls it over. If rotating files is enabled (by setting the logFileCount greater than 1), then logs are rotated. Otherwise, the log file is simply over-written</text:p>
          </table:table-cell>
        </table:table-row>
        <table:table-row table:style-name="TableLine93829627059312">
          <table:table-cell table:style-name="Table3.A2" office:value-type="string">
            <text:p text:style-name="P37">debug</text:p>
          </table:table-cell>
          <table:table-cell table:style-name="Table3.A2" office:value-type="string">
            <text:p text:style-name="P37">N</text:p>
          </table:table-cell>
          <table:table-cell table:style-name="Table3.A2" office:value-type="string">
            <text:p text:style-name="P37">false</text:p>
          </table:table-cell>
          <table:table-cell table:style-name="Table3.D2" office:value-type="string">
            <text:p text:style-name="P38"><text:span text:style-name="T53">Enable sending trace level messages to the </text:span><text:span text:style-name="T54">currently active </text:span><text:span text:style-name="T53">log.</text:span></text:p>
          </table:table-cell>
        </table:table-row>
      </table:table>
      <text:p text:style-name="P94"/>
      <text:p text:style-name="Heading">Example</text:p>
      <text:p text:style-name="Preformatted_20_Text"><text:s text:c="3"/><text:span text:style-name="T33">&lt;</text:span>logging logFileName="log/qdl.log"</text:p>
      <text:p text:style-name="Preformatted_20_Text"><text:s text:c="12"/>logName="qdl"</text:p>
      <text:p text:style-name="Preformatted_20_Text"><text:s text:c="12"/>logSize="100000"</text:p>
      <text:p text:style-name="Preformatted_20_Text"><text:s text:c="12"/>logFileCount="2"/&gt;<text:line-break/></text:p>
      <text:p text:style-name="P69">This sets the relative file to <text:span text:style-name="T34">home_dir</text:span><text:span text:style-name="T42">/log/qdl.log</text:span><text:span text:style-name="T22">, sets a maximum log size to 100,000 bytes (at which point it will be rotated), Entries will be prefixed with the tag “qdl”. Finally, this will allow 2 such files named qdl.log.0 and qdl.log,1 and will swap them out as needed. Look at the dates and timestamps on the files if you need to see which the current one is.</text:span></text:p>
      <text:h text:style-name="P114" text:outline-level="1"><text:soft-page-break/>editors</text:h>
      <text:p text:style-name="P91">This section allows you to configure external text mode editors for use with QDL. Each has a name and one may be active at once. The default is the line editor (named <text:span text:style-name="T2">line</text:span><text:span text:style-name="T22">) that works with all terminal types and all versions of Java. </text:span></text:p>
      <text:p text:style-name="P91"><text:span text:style-name="T22">Inside the </text:span><text:span text:style-name="T9">editors</text:span><text:span text:style-name="T16"> tag is a list of </text:span><text:span text:style-name="T9">editor</text:span><text:span text:style-name="T16"> elements with the following properties</text:span></text:p>
      <text:p text:style-name="P89"/>
      <table:table table:name="Table7" table:style-name="Table7">
        <table:table-column table:style-name="Table7.A"/>
        <table:table-column table:style-name="Table7.B"/>
        <table:table-column table:style-name="Table7.C"/>
        <table:table-column table:style-name="Table7.D"/>
        <table:table-row table:style-name="TableLine93829624139776">
          <table:table-cell table:style-name="Table7.A1" office:value-type="string">
            <text:p text:style-name="P10"><text:span text:style-name="T46">N</text:span>ame</text:p>
          </table:table-cell>
          <table:table-cell table:style-name="Table7.A1" office:value-type="string">
            <text:p text:style-name="P10">Req?</text:p>
          </table:table-cell>
          <table:table-cell table:style-name="Table7.A1" office:value-type="string">
            <text:p text:style-name="P10"><text:span text:style-name="T46">D</text:span>efault</text:p>
          </table:table-cell>
          <table:table-cell table:style-name="Table7.D1" office:value-type="string">
            <text:p text:style-name="P10"><text:span text:style-name="T46">D</text:span>escription</text:p>
          </table:table-cell>
        </table:table-row>
        <table:table-row table:style-name="TableLine93829601363648">
          <table:table-cell table:style-name="Table7.A2" office:value-type="string">
            <text:p text:style-name="P43">name</text:p>
          </table:table-cell>
          <table:table-cell table:style-name="Table7.A2" office:value-type="string">
            <text:p text:style-name="P24">Y</text:p>
          </table:table-cell>
          <table:table-cell table:style-name="Table7.A2" office:value-type="string">
            <text:p text:style-name="P16">-</text:p>
          </table:table-cell>
          <table:table-cell table:style-name="Table7.D2" office:value-type="string">
            <text:p text:style-name="P44">The human readable (nick)name you want to use for this. </text:p>
          </table:table-cell>
        </table:table-row>
        <table:table-row table:style-name="TableLine93829606362112">
          <table:table-cell table:style-name="Table7.A2" office:value-type="string">
            <text:p text:style-name="P43">exec</text:p>
          </table:table-cell>
          <table:table-cell table:style-name="Table7.A2" office:value-type="string">
            <text:p text:style-name="P43">Y</text:p>
          </table:table-cell>
          <table:table-cell table:style-name="Table7.A2" office:value-type="string">
            <text:p text:style-name="P24">-</text:p>
          </table:table-cell>
          <table:table-cell table:style-name="Table7.D2" office:value-type="string">
            <text:p text:style-name="P44">The path to the executable for this editor.</text:p>
          </table:table-cell>
        </table:table-row>
        <table:table-row table:style-name="TableLine93829622210560">
          <table:table-cell table:style-name="Table7.A2" office:value-type="string">
            <text:p text:style-name="P43">clear_screen</text:p>
          </table:table-cell>
          <table:table-cell table:style-name="Table7.A2" office:value-type="string">
            <text:p text:style-name="P43">N</text:p>
          </table:table-cell>
          <table:table-cell table:style-name="Table7.A2" office:value-type="string">
            <text:p text:style-name="P16">false</text:p>
          </table:table-cell>
          <table:table-cell table:style-name="Table7.D2" office:value-type="string">
            <text:p text:style-name="P44">See below.</text:p>
          </table:table-cell>
        </table:table-row>
      </table:table>
      <text:p text:style-name="Standard"/>
      <text:p text:style-name="Standard">T<text:span text:style-name="T64">he </text:span><text:span text:style-name="T19">clear_screen </text:span><text:span text:style-name="T17">option needs some explanation. <text:s/>Most terminals support what is called private mode which allows a text mode application to pop over to full screen and back. Both nano and vim do this. However, this sometimes does not work (this is an implementation issue with the terminal or perhaps the terminal type does not support it right), so when you exit the editor, garbage is still on the screen. This will issue a standard (as in ISO 6429) call to the terminal to clear it. Not great but at least you get your screen back without a bunch of garbage the editor left. Sorry, but its the best we can do in the general case.</text:span></text:p>
      <text:p text:style-name="P109">Example</text:p>
      <text:p text:style-name="Preformatted_20_Text"><text:s text:c="2"/>&lt;editors&gt;</text:p>
      <text:p text:style-name="Preformatted_20_Text"><text:s text:c="6"/>&lt;editor name="nano"</text:p>
      <text:p text:style-name="Preformatted_20_Text"><text:s text:c="14"/>exec="/bin/nano"</text:p>
      <text:p text:style-name="Preformatted_20_Text"><text:s text:c="14"/>clear_screen="false"/&gt;</text:p>
      <text:p text:style-name="P102"><text:s text:c="6"/><text:span text:style-name="T64">&lt;editor name="vim"</text:span></text:p>
      <text:p text:style-name="P102"><text:s text:c="14"/><text:span text:style-name="T64">exec="/usr/bin/vim"/&gt;</text:span></text:p>
      <text:p text:style-name="Preformatted_20_Text"><text:s text:c="5"/>&lt;/editor&gt;</text:p>
      <text:p text:style-name="Preformatted_20_Text"><text:s text:c="2"/>&lt;/editors&gt;</text:p>
      <text:p text:style-name="Text_20_body"/>
      <text:p text:style-name="P91">In this case, there are two editors (the active one can be set either in the workspace section of this configuration of in the active workspace itself.) The first is the <text:span text:style-name="T4">nano</text:span><text:span text:style-name="T11"> editor, the second is </text:span><text:span text:style-name="T4">vim</text:span><text:span text:style-name="T11">. </text:span></text:p>
      <text:h text:style-name="Heading_20_1" text:outline-level="1"><text:bookmark-start text:name="__RefHeading___Toc6828_66498657"/>virtual_file_systems<text:bookmark-end text:name="__RefHeading___Toc6828_66498657"/></text:h>
      <text:p text:style-name="Text_20_body">This <text:span text:style-name="T33">tag has no attributes but server to hold all of the vfs elements. </text:span></text:p>
      <text:h text:style-name="Heading_20_2" text:outline-level="2"><text:bookmark-start text:name="__RefHeading___Toc6853_66498657"/><text:span text:style-name="T33">v</text:span>fs<text:bookmark-end text:name="__RefHeading___Toc6853_66498657"/></text:h>
      <text:p text:style-name="P71">This is an entry for a virtual file system. All virtual file systems have the following attributes and entries in common:</text:p>
      <text:h text:style-name="Heading_20_3" text:outline-level="3"><text:bookmark-start text:name="__RefHeading___Toc6855_66498657"/><text:soft-page-break/>Attributes<text:bookmark-end text:name="__RefHeading___Toc6855_66498657"/></text:h>
      <text:p text:style-name="P70"/>
      <table:table table:name="Table4" table:style-name="Table4">
        <table:table-column table:style-name="Table4.A"/>
        <table:table-column table:style-name="Table4.B"/>
        <table:table-column table:style-name="Table4.A"/>
        <table:table-column table:style-name="Table4.D"/>
        <table:table-row table:style-name="TableLine93829614341408">
          <table:table-cell table:style-name="Table4.A1" office:value-type="string">
            <text:p text:style-name="P7"><text:span text:style-name="T46">N</text:span>ame</text:p>
          </table:table-cell>
          <table:table-cell table:style-name="Table4.A1" office:value-type="string">
            <text:p text:style-name="P7">Req?</text:p>
          </table:table-cell>
          <table:table-cell table:style-name="Table4.A1" office:value-type="string">
            <text:p text:style-name="P7"><text:span text:style-name="T46">D</text:span>efault</text:p>
          </table:table-cell>
          <table:table-cell table:style-name="Table4.D1" office:value-type="string">
            <text:p text:style-name="P7"><text:span text:style-name="T46">D</text:span>escription</text:p>
          </table:table-cell>
        </table:table-row>
        <table:table-row table:style-name="TableLine93829614341120">
          <table:table-cell table:style-name="Table4.A2" office:value-type="string">
            <text:p text:style-name="P20">type</text:p>
          </table:table-cell>
          <table:table-cell table:style-name="Table4.A2" office:value-type="string">
            <text:p text:style-name="P23">Y</text:p>
          </table:table-cell>
          <table:table-cell table:style-name="Table4.A2" office:value-type="string">
            <text:p text:style-name="P14">false</text:p>
          </table:table-cell>
          <table:table-cell table:style-name="Table4.D2" office:value-type="string">
            <text:p text:style-name="P21">The type of file system. This refers to the implementation. <text:span text:style-name="T33">See below</text:span></text:p>
          </table:table-cell>
        </table:table-row>
        <table:table-row table:style-name="TableLine93829635247104">
          <table:table-cell table:style-name="Table4.A2" office:value-type="string">
            <text:p text:style-name="P20">access</text:p>
          </table:table-cell>
          <table:table-cell table:style-name="Table4.A2" office:value-type="string">
            <text:p text:style-name="P23">N</text:p>
          </table:table-cell>
          <table:table-cell table:style-name="Table4.A2" office:value-type="string">
            <text:p text:style-name="P23">r</text:p>
          </table:table-cell>
          <table:table-cell table:style-name="Table4.D2" office:value-type="string">
            <text:p text:style-name="P21">The permissions for this file system. “r” refers to readable and “w” to writeable, so to have read and write access, you need to set this to “rw”. </text:p>
          </table:table-cell>
        </table:table-row>
      </table:table>
      <text:h text:style-name="Heading_20_3" text:outline-level="3"/>
      <text:h text:style-name="P118" text:outline-level="3"><text:bookmark-start text:name="__RefHeading___Toc6857_66498657"/>Supported virtual file system types<text:bookmark-end text:name="__RefHeading___Toc6857_66498657"/></text:h>
      <text:p text:style-name="P73">The supported types are</text:p>
      <text:list xml:id="list3619147912" text:style-name="L1">
        <text:list-item>
          <text:p text:style-name="P120">pass_through – passes through to the underlying file system. </text:p>
        </text:list-item>
        <text:list-item>
          <text:p text:style-name="P120">memory – only in memory</text:p>
        </text:list-item>
        <text:list-item>
          <text:p text:style-name="P120">mysql – backed by a mysql database</text:p>
        </text:list-item>
        <text:list-item>
          <text:p text:style-name="P120">zip – a mounted zip file. This is always read only, but allows you to treat the file as if it were just another directory.</text:p>
        </text:list-item>
      </text:list>
      <text:p text:style-name="P73">Each type has specific configuration parameters that are detailed below.</text:p>
      <text:h text:style-name="Heading_20_3" text:outline-level="3"><text:bookmark-start text:name="__RefHeading___Toc6859_66498657"/>Scheme<text:bookmark-end text:name="__RefHeading___Toc6859_66498657"/></text:h>
      <text:p text:style-name="P71">This is a specific name for the virtual file system. All paths prefixed with it plus a “#” will refer to this. There is no requirement that, <text:span text:style-name="T4">e.g.</text:span> all database VFS have the same scheme. Schemes are logical so you can keep them straight. </text:p>
      <text:h text:style-name="Heading_20_3" text:outline-level="3"><text:bookmark-start text:name="__RefHeading___Toc6861_66498657"/>mount_point<text:bookmark-end text:name="__RefHeading___Toc6861_66498657"/></text:h>
      <text:p text:style-name="P72"><text:span text:style-name="T31">Where in the virtual file system you want this mounted. So if this is mounted at /</text:span>A/B<text:span text:style-name="T31"> then all paths that start with scheme#/A/B will be resolved in to this file system</text:span></text:p>
      <text:p text:style-name="P83">Supported virtual file system types</text:p>
      <text:p text:style-name="P84">The following are the specific configuration options for each type of file system.</text:p>
      <text:h text:style-name="Heading_20_2" text:outline-level="2"><text:bookmark-start text:name="__RefHeading___Toc6863_66498657"/>pass_through<text:bookmark-end text:name="__RefHeading___Toc6863_66498657"/></text:h>
      <text:p text:style-name="P73">A pass-through virtual file system effectively treats a directory on the system as if it were its own separate file system. Note that since in server mode there is not direct access to the underlying file system (server<text:span text:style-name="T50">s</text:span> usually run with enhanced permissions, so letting a regular user be the administrator for the system is a terrible idea), but a directory may be set aside and access only to that (read only access too, if desired) may be granted. The only configuration parameter is the directory that is to server as the root. <text:span text:style-name="T55">A common use is to have a library of scripts on disk and add a passthrough in read-only mode to </text:span><text:soft-page-break/><text:span text:style-name="T55">it. Scripts can then be loaded (and managed easily by the admin) without granting any access otherwise.</text:span></text:p>
      <text:h text:style-name="Heading_20_3" text:outline-level="3"><text:bookmark-start text:name="__RefHeading___Toc6865_66498657"/>root_dir<text:bookmark-end text:name="__RefHeading___Toc6865_66498657"/></text:h>
      <text:p text:style-name="P75">The absolute path to the directory that is the root of this VFS.</text:p>
      <text:p text:style-name="Heading">Example</text:p>
      <text:p text:style-name="Preformatted_20_Text"><text:s text:c="4"/>&lt;vfs type="pass_through"</text:p>
      <text:p text:style-name="Preformatted_20_Text"><text:s text:c="9"/>access="r"&gt;</text:p>
      <text:p text:style-name="Preformatted_20_Text"><text:s text:c="8"/>&lt;root_dir&gt;/home/ncsa/dev/qdl&lt;/root_dir&gt;</text:p>
      <text:p text:style-name="Preformatted_20_Text"><text:s text:c="8"/>&lt;scheme&gt;&lt;![CDATA[qdl-vfs]]&gt;&lt;/scheme&gt;</text:p>
      <text:p text:style-name="Preformatted_20_Text"><text:s text:c="8"/>&lt;mount_point&gt;/pt&lt;/mount_point&gt;</text:p>
      <text:p text:style-name="Preformatted_20_Text"><text:s text:c="4"/>&lt;/vfs&gt;<text:line-break/></text:p>
      <text:p text:style-name="P74">In this case, the directory <text:s/><text:span text:style-name="T36">/home/ncsa/dev/qdl</text:span> is on the server and that will be mounted in the VFS at <text:span text:style-name="T36">/pt</text:span>. The system is read-only. <text:span text:style-name="T33">A note about the &lt;![CDATA[]]&gt; tag. This lets you put any text inside a tag, so special characters and such are allowed. The reason that scheme and such are elements and not just attributes is because attributes have to go in between double quotes and are very limited in the sorts of characters they allow. Use as needed, though some people always use them.</text:span></text:p>
      <text:h text:style-name="Heading_20_2" text:outline-level="2"><text:bookmark-start text:name="__RefHeading___Toc6867_66498657"/><text:span text:style-name="T33">m</text:span>emory<text:bookmark-end text:name="__RefHeading___Toc6867_66498657"/></text:h>
      <text:p text:style-name="P76">A file system that is wholly in memory. This always starts up completely empty and lasts for exactly the duration that the system is running. It may be used for extremely fast in-memory only access of files, for instance, it can be used to initially cache files from a slower source (such as downloading over the web) and stashing them. <text:span text:style-name="T55">This is effectively a ramdisk.</text:span></text:p>
      <text:p text:style-name="Heading">Example</text:p>
      <text:p text:style-name="Preformatted_20_Text"><text:s text:c="4"/>&lt;vfs type="memory"</text:p>
      <text:p text:style-name="Preformatted_20_Text"><text:s text:c="9"/>access="rw"&gt;</text:p>
      <text:p text:style-name="Preformatted_20_Text"><text:s text:c="7"/>&lt;scheme&gt;&lt;![CDATA[qdl-vfs]]&gt;&lt;/scheme&gt;</text:p>
      <text:p text:style-name="Preformatted_20_Text"><text:s text:c="7"/>&lt;mount_point&gt;/ramdisk&lt;/mount_point&gt;</text:p>
      <text:p text:style-name="Preformatted_20_Text"><text:s text:c="4"/>&lt;/vfs&gt;</text:p>
      <text:p text:style-name="P76"/>
      <text:p text:style-name="P76">In this case, a in-memory VFS will be created and mounted at /ramdisk. </text:p>
      <text:h text:style-name="Heading_20_2" text:outline-level="2"><text:bookmark-start text:name="__RefHeading___Toc6869_66498657"/><text:span text:style-name="T33">m</text:span>ysql<text:bookmark-end text:name="__RefHeading___Toc6869_66498657"/></text:h>
      <text:p text:style-name="P77">This is for a VFS backed by a mysql database. This has a separate connection element whose attributes are</text:p>
      <table:table table:name="Table5" table:style-name="Table5">
        <table:table-column table:style-name="Table5.A"/>
        <table:table-column table:style-name="Table5.B"/>
        <table:table-column table:style-name="Table5.C"/>
        <table:table-column table:style-name="Table5.D"/>
        <table:table-row table:style-name="TableLine93829615187456">
          <table:table-cell table:style-name="Table5.A1" office:value-type="string">
            <text:p text:style-name="P4"><text:span text:style-name="T46">N</text:span>ame</text:p>
          </table:table-cell>
          <table:table-cell table:style-name="Table5.A1" office:value-type="string">
            <text:p text:style-name="P4">Req?</text:p>
          </table:table-cell>
          <table:table-cell table:style-name="Table5.A1" office:value-type="string">
            <text:p text:style-name="P4"><text:span text:style-name="T46">D</text:span>efault</text:p>
          </table:table-cell>
          <table:table-cell table:style-name="Table5.D1" office:value-type="string">
            <text:p text:style-name="P4"><text:span text:style-name="T46">D</text:span>escription</text:p>
          </table:table-cell>
        </table:table-row>
        <table:table-row table:style-name="TableLine93829614329472">
          <table:table-cell table:style-name="Table5.A2" office:value-type="string">
            <text:p text:style-name="P26">username</text:p>
          </table:table-cell>
          <table:table-cell table:style-name="Table5.A2" office:value-type="string">
            <text:p text:style-name="P22">Y</text:p>
          </table:table-cell>
          <table:table-cell table:style-name="Table5.A2" office:value-type="string">
            <text:p text:style-name="P13">-</text:p>
          </table:table-cell>
          <table:table-cell table:style-name="Table5.D2" office:value-type="string">
            <text:p text:style-name="P25">The name of the user with permission to access this database</text:p>
          </table:table-cell>
        </table:table-row>
        <table:table-row table:style-name="TableLine93829598163296">
          <table:table-cell table:style-name="Table5.A2" office:value-type="string">
            <text:p text:style-name="P26">password</text:p>
          </table:table-cell>
          <table:table-cell table:style-name="Table5.A2" office:value-type="string">
            <text:p text:style-name="P26">Y</text:p>
          </table:table-cell>
          <table:table-cell table:style-name="Table5.A2" office:value-type="string">
            <text:p text:style-name="P13">-</text:p>
          </table:table-cell>
          <table:table-cell table:style-name="Table5.D2" office:value-type="string">
            <text:p text:style-name="P25">The password of the user </text:p>
          </table:table-cell>
        </table:table-row>
        <text:soft-page-break/>
        <table:table-row table:style-name="TableLine93829626508752">
          <table:table-cell table:style-name="Table5.A2" office:value-type="string">
            <text:p text:style-name="P26">schema</text:p>
          </table:table-cell>
          <table:table-cell table:style-name="Table5.A2" office:value-type="string">
            <text:p text:style-name="P26">Y</text:p>
          </table:table-cell>
          <table:table-cell table:style-name="Table5.A2" office:value-type="string">
            <text:p text:style-name="P13">-</text:p>
          </table:table-cell>
          <table:table-cell table:style-name="Table5.D2" office:value-type="string">
            <text:p text:style-name="P25">The schema (name of the database) that the table resides in</text:p>
          </table:table-cell>
        </table:table-row>
        <table:table-row table:style-name="TableLine93829606455296">
          <table:table-cell table:style-name="Table5.A2" office:value-type="string">
            <text:p text:style-name="P26">tablename</text:p>
          </table:table-cell>
          <table:table-cell table:style-name="Table5.A2" office:value-type="string">
            <text:p text:style-name="P26">Y</text:p>
          </table:table-cell>
          <table:table-cell table:style-name="Table5.A2" office:value-type="string">
            <text:p text:style-name="P13">-</text:p>
          </table:table-cell>
          <table:table-cell table:style-name="Table5.D2" office:value-type="string">
            <text:p text:style-name="P25">The name of the table</text:p>
          </table:table-cell>
        </table:table-row>
        <table:table-row table:style-name="TableLine93829635380656">
          <table:table-cell table:style-name="Table5.A2" office:value-type="string">
            <text:p text:style-name="P26">parameters</text:p>
          </table:table-cell>
          <table:table-cell table:style-name="Table5.A2" office:value-type="string">
            <text:p text:style-name="P26">N</text:p>
          </table:table-cell>
          <table:table-cell table:style-name="Table5.A2" office:value-type="string">
            <text:p text:style-name="P13">-</text:p>
          </table:table-cell>
          <table:table-cell table:style-name="Table5.D2" office:value-type="string">
            <text:p text:style-name="P25">Additional connection parameters. These may or may not be required and vary based on how the database system is configured.</text:p>
          </table:table-cell>
        </table:table-row>
      </table:table>
      <text:p text:style-name="P77"/>
      <text:p text:style-name="Heading">Example</text:p>
      <text:p text:style-name="Preformatted_20_Text"><text:s/>&lt;vfs type="mysql"</text:p>
      <text:p text:style-name="Preformatted_20_Text"><text:s text:c="6"/>access="rw"&gt;</text:p>
      <text:p text:style-name="Preformatted_20_Text"><text:s text:c="4"/>&lt;scheme&gt;&lt;![CDATA[qdl-vfs]]&gt;&lt;/scheme&gt;</text:p>
      <text:p text:style-name="Preformatted_20_Text"><text:s text:c="4"/>&lt;mount_point&gt;/mysql&lt;/mount_point&gt;</text:p>
      <text:p text:style-name="Preformatted_20_Text"><text:s text:c="4"/>&lt;mysql username="<text:span text:style-name="T32">qdl-user</text:span>"</text:p>
      <text:p text:style-name="Preformatted_20_Text"><text:s text:c="11"/>password="<text:span text:style-name="T32">w00fw00f</text:span>"</text:p>
      <text:p text:style-name="Preformatted_20_Text"><text:s text:c="11"/>schema="<text:span text:style-name="T32">qdl</text:span>"</text:p>
      <text:p text:style-name="Preformatted_20_Text"><text:s text:c="11"/>tablename="vfs_<text:span text:style-name="T32">table</text:span>"</text:p>
      <text:p text:style-name="Preformatted_20_Text"><text:s text:c="11"/>parameters="useJDBCCompliantTimezoneShift=true"/&gt;</text:p>
      <text:p text:style-name="Preformatted_20_Text"><text:s/>&lt;/vfs&gt;</text:p>
      <text:p text:style-name="Preformatted_20_Text"/>
      <text:p text:style-name="Text_20_body"><text:span text:style-name="T32">In this example, the VFS is mounted at /mysql and the scheme is qdl-vfs.. The system is readable and writeable. The connection parameters are also provided. </text:span><text:s text:c="7"/></text:p>
      <text:p text:style-name="Preformatted_20_Text"/>
      <text:h text:style-name="Heading_20_2" text:outline-level="2"><text:bookmark-start text:name="__RefHeading___Toc6871_66498657"/><text:span text:style-name="T33">z</text:span>ip<text:bookmark-end text:name="__RefHeading___Toc6871_66498657"/></text:h>
      <text:p text:style-name="P78">This mounts a zip (compressed file, also includes java jar files). Due to the internal structure of such files, they cannot be made writeable. <text:span text:style-name="T50">(In point of fact, the entire file has to be recompressed an</text:span><text:span text:style-name="T55">d</text:span><text:span text:style-name="T50"> rewritten with each update because zip files keep a table of things that have been compressed. This means while we </text:span><text:span text:style-name="T6">could</text:span><text:span text:style-name="T13"> make one writeable, the overhead and performance are </text:span><text:span text:style-name="T14">truly </text:span><text:span text:style-name="T13">miserable as an active file system.</text:span><text:span text:style-name="T50">) </text:span><text:span text:style-name="T55">One use is to zip up a library of modules and scripts, then send mount it. This allows for instance, configuring several systems with identical tools easily. </text:span>There is one additional parameter required:</text:p>
      <text:h text:style-name="Heading_20_3" text:outline-level="3"><text:bookmark-start text:name="__RefHeading___Toc6873_66498657"/>zip_file<text:bookmark-end text:name="__RefHeading___Toc6873_66498657"/></text:h>
      <text:p text:style-name="P78">This is the absolute path to the zip file.</text:p>
      <text:p text:style-name="Heading">Example</text:p>
      <text:p text:style-name="Preformatted_20_Text"><text:s text:c="10"/>&lt;vfs type="zip"</text:p>
      <text:p text:style-name="Preformatted_20_Text"><text:s text:c="17"/>access="r"&gt;</text:p>
      <text:p text:style-name="Preformatted_20_Text"><text:s text:c="16"/>&lt;zip_file&gt;/home/ncsa/dev/resources/vfs-test/vfs-test.zip</text:p>
      <text:p text:style-name="Preformatted_20_Text"><text:s text:c="16"/>&lt;/zip_file&gt;</text:p>
      <text:p text:style-name="Preformatted_20_Text"><text:s text:c="16"/>&lt;scheme&gt;&lt;![CDATA[qdl-vfs]]&gt;&lt;/scheme&gt;</text:p>
      <text:p text:style-name="Preformatted_20_Text"><text:s text:c="16"/>&lt;mount_point&gt;/zip&lt;/mount_point&gt;</text:p>
      <text:p text:style-name="Preformatted_20_Text"><text:s text:c="12"/>&lt;/vfs&gt;</text:p>
      <text:p text:style-name="P78">In this case, the file located at <text:span text:style-name="T36">/home/ncsa/dev/resources/vfs-test/vfs-test.zip</text:span> will be mounted in the VFS at <text:span text:style-name="T36">/zip</text:span>.</text:p>
      <text:h text:style-name="Heading_20_1" text:outline-level="1"><text:bookmark-start text:name="__RefHeading___Toc6830_66498657"/><text:soft-page-break/><text:span text:style-name="T33">m</text:span>odules<text:bookmark-end text:name="__RefHeading___Toc6830_66498657"/></text:h>
      <text:p text:style-name="P84">This element simply holds module elements and has no attributes or other elements.</text:p>
      <text:h text:style-name="Heading_20_2" text:outline-level="2"><text:bookmark-start text:name="__RefHeading___Toc6875_66498657"/><text:span text:style-name="T33">M</text:span>odule<text:bookmark-end text:name="__RefHeading___Toc6875_66498657"/></text:h>
      <text:p text:style-name="Text_20_body"><text:span text:style-name="T33">A module is an encapsulated unit of code. You may write them in QDL using the </text:span><text:span text:style-name="T35">module[]body[] </text:span><text:span text:style-name="T44">construct or you can also write them in Java and import them. </text:span></text:p>
      <text:h text:style-name="Heading_20_3" text:outline-level="3"><text:bookmark-start text:name="__RefHeading___Toc6889_66498657"/>Attribute<text:span text:style-name="T33">s</text:span><text:bookmark-end text:name="__RefHeading___Toc6889_66498657"/></text:h>
      <text:p text:style-name="P79"/>
      <table:table table:name="Table6" table:style-name="Table6">
        <table:table-column table:style-name="Table6.A"/>
        <table:table-column table:style-name="Table6.B"/>
        <table:table-column table:style-name="Table6.C"/>
        <table:table-column table:style-name="Table6.D"/>
        <table:table-row table:style-name="TableLine93829622890192">
          <table:table-cell table:style-name="Table6.A1" office:value-type="string">
            <text:p text:style-name="P5"><text:span text:style-name="T44">N</text:span>ame</text:p>
          </table:table-cell>
          <table:table-cell table:style-name="Table6.A1" office:value-type="string">
            <text:p text:style-name="P5">Req?</text:p>
          </table:table-cell>
          <table:table-cell table:style-name="Table6.A1" office:value-type="string">
            <text:p text:style-name="P5"><text:span text:style-name="T44">D</text:span>efault</text:p>
          </table:table-cell>
          <table:table-cell table:style-name="Table6.D1" office:value-type="string">
            <text:p text:style-name="P3"><text:span text:style-name="T44">D</text:span>escription</text:p>
          </table:table-cell>
        </table:table-row>
        <table:table-row table:style-name="TableLine93829628225536">
          <table:table-cell table:style-name="Table6.A2" office:value-type="string">
            <text:p text:style-name="P28">typ<text:span text:style-name="T44">e</text:span></text:p>
          </table:table-cell>
          <table:table-cell table:style-name="Table6.A2" office:value-type="string">
            <text:p text:style-name="P28">Y</text:p>
          </table:table-cell>
          <table:table-cell table:style-name="Table6.A2" office:value-type="string">
            <text:p text:style-name="P49">-</text:p>
          </table:table-cell>
          <table:table-cell table:style-name="Table6.D2" office:value-type="string">
            <text:p text:style-name="P48">The type of the module. Options are <text:span text:style-name="T2">java</text:span> or <text:span text:style-name="T2">qdl</text:span><text:span text:style-name="T22">.</text:span></text:p>
          </table:table-cell>
        </table:table-row>
        <table:table-row table:style-name="TableLine93829622212960">
          <table:table-cell table:style-name="Table6.A2" office:value-type="string">
            <text:p text:style-name="P28">import_on_start</text:p>
          </table:table-cell>
          <table:table-cell table:style-name="Table6.A2" office:value-type="string">
            <text:p text:style-name="P28">N</text:p>
          </table:table-cell>
          <table:table-cell table:style-name="Table6.A2" office:value-type="string">
            <text:p text:style-name="P28">F</text:p>
          </table:table-cell>
          <table:table-cell table:style-name="Table6.D2" office:value-type="string">
            <text:p text:style-name="P27">Load this when the system starts. This means it will be instantly available to the user. Otherwise it will have to wait for use until the user calls the import function.</text:p>
          </table:table-cell>
        </table:table-row>
      </table:table>
      <text:p text:style-name="P95"/>
      <text:h text:style-name="Heading_20_3" text:outline-level="3"><text:bookmark-start text:name="__RefHeading___Toc6877_66498657"/>class_name<text:bookmark-end text:name="__RefHeading___Toc6877_66498657"/></text:h>
      <text:p text:style-name="P79">(Java only modules) the name of the module. This must have a no-argument constructor and conform to the requirements for a java module.</text:p>
      <text:h text:style-name="Heading_20_3" text:outline-level="3"><text:bookmark-start text:name="__RefHeading___Toc6879_66498657"/><text:span text:style-name="T45">p</text:span>ath<text:bookmark-end text:name="__RefHeading___Toc6879_66498657"/></text:h>
      <text:p text:style-name="P79">(For native QDL modules only) the path to the file that contains a QDL module. </text:p>
      <text:p text:style-name="Heading">Example</text:p>
      <text:p text:style-name="Preformatted_20_Text"><text:bookmark-start text:name="__RefHeading___Toc6832_66498657"/><text:s text:c="6"/>&lt;modules&gt;<text:bookmark-end text:name="__RefHeading___Toc6832_66498657"/></text:p>
      <text:p text:style-name="Preformatted_20_Text"><text:s text:c="12"/>&lt;module type="java"</text:p>
      <text:p text:style-name="Preformatted_20_Text"><text:s text:c="20"/>import_on_start="true"&gt;</text:p>
      <text:p text:style-name="Preformatted_20_Text"><text:s text:c="16"/>&lt;class_name&gt;edu.uiuc.ncsa.qdl.extensions.QDLLoaderImp&lt;/class_name&gt;</text:p>
      <text:p text:style-name="Preformatted_20_Text"><text:s text:c="12"/>&lt;/module&gt;</text:p>
      <text:p text:style-name="Preformatted_20_Text"><text:s text:c="12"/>&lt;module type="qdl"&gt;</text:p>
      <text:p text:style-name="Preformatted_20_Text"><text:s text:c="16"/>&lt;path&gt;relative/path/module.qdl&lt;/path&gt;</text:p>
      <text:p text:style-name="Preformatted_20_Text"><text:s text:c="12"/>&lt;/module&gt;</text:p>
      <text:p text:style-name="Preformatted_20_Text"><text:s text:c="8"/>&lt;/modules&gt;</text:p>
      <text:p text:style-name="P79">In this case, two modules are <text:span text:style-name="T45">loaded</text:span>. <text:span text:style-name="T45">The java module is imported but the qdl module is not. </text:span><text:s/></text:p>
      <text:h text:style-name="P115" text:outline-level="1"><text:bookmark-start text:name="__RefHeading___Toc6881_66498657"/><text:span text:style-name="T47">w</text:span>orkspace<text:bookmark-end text:name="__RefHeading___Toc6881_66498657"/></text:h>
      <text:p text:style-name="P86">This element corresponds to the workspace and its function (as opposed to configuring the interpreter.)</text:p>
      <text:h text:style-name="Heading_20_2" text:outline-level="2"><text:bookmark-start text:name="__RefHeading___Toc6839_66498657"/>Attributes<text:bookmark-end text:name="__RefHeading___Toc6839_66498657"/></text:h>
      <table:table table:name="Table1" table:style-name="Table1">
        <table:table-column table:style-name="Table1.A"/>
        <table:table-column table:style-name="Table1.B"/>
        <table:table-column table:style-name="Table1.C"/>
        <table:table-column table:style-name="Table1.D"/>
        <table:table-row table:style-name="TableLine93829630446944">
          <table:table-cell table:style-name="Table1.A1" office:value-type="string">
            <text:p text:style-name="P6"><text:span text:style-name="T46">N</text:span>ame</text:p>
          </table:table-cell>
          <table:table-cell table:style-name="Table1.A1" office:value-type="string">
            <text:p text:style-name="P6">Req?</text:p>
          </table:table-cell>
          <table:table-cell table:style-name="Table1.A1" office:value-type="string">
            <text:p text:style-name="P6"><text:span text:style-name="T46">D</text:span>efault</text:p>
          </table:table-cell>
          <table:table-cell table:style-name="Table1.D1" office:value-type="string">
            <text:p text:style-name="P1"><text:span text:style-name="T46">D</text:span>escription</text:p>
          </table:table-cell>
        </table:table-row>
        <text:soft-page-break/>
        <table:table-row table:style-name="TableLine93829636969472">
          <table:table-cell table:style-name="Table1.A2" office:value-type="string">
            <text:p text:style-name="P41">autosaveInterval</text:p>
          </table:table-cell>
          <table:table-cell table:style-name="Table1.A2" office:value-type="string">
            <text:p text:style-name="P41">N</text:p>
          </table:table-cell>
          <table:table-cell table:style-name="Table1.A2" office:value-type="string">
            <text:p text:style-name="P41">600000</text:p>
          </table:table-cell>
          <table:table-cell table:style-name="Table1.D2" office:value-type="string">
            <text:p text:style-name="P42">The length of time between automatic saves of the workspace. This may be given with no units (assumed to be milliseconds) or may have either “ms” or “sec” appended.</text:p>
          </table:table-cell>
        </table:table-row>
        <table:table-row table:style-name="TableLine93829592838144">
          <table:table-cell table:style-name="Table1.A2" office:value-type="string">
            <text:p text:style-name="P41">autosaveMessagesOn</text:p>
          </table:table-cell>
          <table:table-cell table:style-name="Table1.A2" office:value-type="string">
            <text:p text:style-name="P41">N</text:p>
          </table:table-cell>
          <table:table-cell table:style-name="Table1.A2" office:value-type="string">
            <text:p text:style-name="P41">true</text:p>
          </table:table-cell>
          <table:table-cell table:style-name="Table1.D2" office:value-type="string">
            <text:p text:style-name="P42">Whether ot not to print out the regular save messages whenever the workspace is autosaved. </text:p>
          </table:table-cell>
        </table:table-row>
        <table:table-row table:style-name="TableLine93829618199728">
          <table:table-cell table:style-name="Table1.A2" office:value-type="string">
            <text:p text:style-name="P41">AutosaveOn</text:p>
          </table:table-cell>
          <table:table-cell table:style-name="Table1.A2" office:value-type="string">
            <text:p text:style-name="P41">N</text:p>
          </table:table-cell>
          <table:table-cell table:style-name="Table1.A2" office:value-type="string">
            <text:p text:style-name="P41">false</text:p>
          </table:table-cell>
          <table:table-cell table:style-name="Table1.D2" office:value-type="string">
            <text:p text:style-name="P42">Enable the autosave feature for the workspace. You must configure saves to work right</text:p>
          </table:table-cell>
        </table:table-row>
        <table:table-row table:style-name="TableLine93829624431616">
          <table:table-cell table:style-name="Table1.A2" office:value-type="string">
            <text:p text:style-name="P6">echoModeOn</text:p>
          </table:table-cell>
          <table:table-cell table:style-name="Table1.A2" office:value-type="string">
            <text:p text:style-name="P6">N</text:p>
          </table:table-cell>
          <table:table-cell table:style-name="Table1.A2" office:value-type="string">
            <text:p text:style-name="P6">true</text:p>
          </table:table-cell>
          <table:table-cell table:style-name="Table1.D2" office:value-type="string">
            <text:p text:style-name="P11">Enable echoing of all single lines. Effectively this means when you enter a single line, any needed ; is added to the end and if there is output, the result is displayed</text:p>
          </table:table-cell>
        </table:table-row>
        <table:table-row table:style-name="TableLine93829627136720">
          <table:table-cell table:style-name="Table1.A2" office:value-type="string">
            <text:p text:style-name="P6">verbose</text:p>
          </table:table-cell>
          <table:table-cell table:style-name="Table1.A2" office:value-type="string">
            <text:p text:style-name="P6">N</text:p>
          </table:table-cell>
          <table:table-cell table:style-name="Table1.A2" office:value-type="string">
            <text:p text:style-name="P6">false</text:p>
          </table:table-cell>
          <table:table-cell table:style-name="Table1.D2" office:value-type="string">
            <text:p text:style-name="P11">Be chatty during operation. This prints out extra information.</text:p>
          </table:table-cell>
        </table:table-row>
        <table:table-row table:style-name="TableLine93829644892672">
          <table:table-cell table:style-name="Table1.A2" office:value-type="string">
            <text:p text:style-name="P29">showBanner</text:p>
          </table:table-cell>
          <table:table-cell table:style-name="Table1.A2" office:value-type="string">
            <text:p text:style-name="P29">N</text:p>
          </table:table-cell>
          <table:table-cell table:style-name="Table1.A2" office:value-type="string">
            <text:p text:style-name="P29">true</text:p>
          </table:table-cell>
          <table:table-cell table:style-name="Table1.D2" office:value-type="string">
            <text:p text:style-name="P31">Show the banner at workspace startup. <text:span text:style-name="T48">Only a minimal startup message will be shown so you know the workspace started normally.</text:span></text:p>
          </table:table-cell>
        </table:table-row>
        <table:table-row table:style-name="TableLine93829631607808">
          <table:table-cell table:style-name="Table1.A2" office:value-type="string">
            <text:p text:style-name="P29">prettyPrint</text:p>
          </table:table-cell>
          <table:table-cell table:style-name="Table1.A2" office:value-type="string">
            <text:p text:style-name="P32">N</text:p>
          </table:table-cell>
          <table:table-cell table:style-name="Table1.A2" office:value-type="string">
            <text:p text:style-name="P32">false</text:p>
          </table:table-cell>
          <table:table-cell table:style-name="Table1.D2" office:value-type="string">
            <text:p text:style-name="P33">Turn on vertical printing of stems by default.</text:p>
          </table:table-cell>
        </table:table-row>
        <table:table-row table:style-name="TableLine93829631504464">
          <table:table-cell table:style-name="Table1.A2" office:value-type="string">
            <text:p text:style-name="P29"><text:s/>use_editor</text:p>
          </table:table-cell>
          <table:table-cell table:style-name="Table1.A2" office:value-type="string">
            <text:p text:style-name="P45">N</text:p>
          </table:table-cell>
          <table:table-cell table:style-name="Table1.A2" office:value-type="string">
            <text:p text:style-name="P45">false</text:p>
          </table:table-cell>
          <table:table-cell table:style-name="Table1.D2" office:value-type="string">
            <text:p text:style-name="P46">If an external is to be used. You must set the editor_name if this is enabled. </text:p>
          </table:table-cell>
        </table:table-row>
        <table:table-row table:style-name="TableLine93829644009600">
          <table:table-cell table:style-name="Table1.A2" office:value-type="string">
            <text:p text:style-name="P30">editor_name</text:p>
          </table:table-cell>
          <table:table-cell table:style-name="Table1.A2" office:value-type="string">
            <text:p text:style-name="P45">N</text:p>
          </table:table-cell>
          <table:table-cell table:style-name="Table1.A2" office:value-type="string">
            <text:p text:style-name="P32">-</text:p>
          </table:table-cell>
          <table:table-cell table:style-name="Table1.D2" office:value-type="string">
            <text:p text:style-name="P46">the (nick)name you gave to the editor in the <text:span text:style-name="T2">editors</text:span><text:span text:style-name="T22"> section of this file.</text:span></text:p>
          </table:table-cell>
        </table:table-row>
        <table:table-row table:style-name="TableLine93829624103152">
          <table:table-cell table:style-name="Table1.A2" office:value-type="string">
            <text:p text:style-name="P52">save_dir</text:p>
          </table:table-cell>
          <table:table-cell table:style-name="Table1.A2" office:value-type="string">
            <text:p text:style-name="P52">N</text:p>
          </table:table-cell>
          <table:table-cell table:style-name="Table1.A2" office:value-type="string">
            <text:p text:style-name="P15">-</text:p>
          </table:table-cell>
          <table:table-cell table:style-name="Table1.D2" office:value-type="string">
            <text:p text:style-name="P53">The directory to use for saved workspaces. If this is not set, then a default of $QDL_HOME/var/ws will be used. You can also set this in the workspace.</text:p>
          </table:table-cell>
        </table:table-row>
      </table:table>
      <text:p text:style-name="P68"/>
      <text:h text:style-name="Heading_20_2" text:outline-level="2"><text:bookmark-start text:name="__RefHeading___Toc6841_66498657"/>home_dir<text:bookmark-end text:name="__RefHeading___Toc6841_66498657"/></text:h>
      <text:p text:style-name="P67">This is the root directory for this session. All relative files paths will be resolved against it.</text:p>
      <text:h text:style-name="Heading_20_2" text:outline-level="2"><text:bookmark-start text:name="__RefHeading___Toc6843_66498657"/><text:span text:style-name="T21">e</text:span>nv<text:bookmark-end text:name="__RefHeading___Toc6843_66498657"/></text:h>
      <text:p text:style-name="P67">This is the environment file. It is a standard java properties file and once the workspace is up and running, the contents can be seen by issuing </text:p>
      <text:p text:style-name="P67">)env</text:p>
      <text:p text:style-name="P85">Read up in the qdl workspace reference more about ho<text:span text:style-name="T56">w</text:span> the environment functions.</text:p>
      <text:p text:style-name="Heading"><text:bookmark-start text:name="__RefHeading___Toc6845_66498657"/>Example<text:bookmark-end text:name="__RefHeading___Toc6845_66498657"/></text:p>
      <text:p text:style-name="Preformatted_20_Text"><text:s text:c="4"/>&lt;workspace verbose="true"</text:p>
      <text:p text:style-name="Preformatted_20_Text"><text:s text:c="15"/>echoModeOn="true"&gt;</text:p>
      <text:p text:style-name="Preformatted_20_Text"><text:s text:c="9"/>&lt;home_dir&gt;/home/ncsa/dev/qdl&lt;/home_dir&gt;</text:p>
      <text:p text:style-name="Preformatted_20_Text"><text:s text:c="9"/>&lt;env&gt;etc/qdl.properties&lt;/env&gt;</text:p>
      <text:p text:style-name="Preformatted_20_Text"><text:s text:c="4"/>&lt;/workspace&gt;<text:line-break/></text:p>
      <text:p text:style-name="P58"><text:soft-page-break/><text:span text:style-name="T25"><text:s/></text:span><text:span text:style-name="T26">Note that the home directory is set, so that the environment file is resolved against it, </text:span><text:span text:style-name="T27">viz., </text:span><text:span text:style-name="T28"><text:s/>the environment file, being relative (so it does not start with a “/” </text:span>)<text:span text:style-name="T27"> </text:span>is assumed to be at<text:span text:style-name="T27"> </text:span><text:span text:style-name="T29">/</text:span><text:span text:style-name="T36">home/ncsa/dev/qdl/etc/qdl.properties</text:span></text:p>
      <text:p text:style-name="P58"/>
      <text:p text:style-name="P59"/>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iberation Mono" svg:font-family="'Liberation Mono'"/>
    <style:font-face style:name="Lohit Devanagari1" svg:font-family="'Lohit Devanagari'"/>
    <style:font-face style:name="DejaVu Sans Mono" svg:font-family="'DejaVu Sans Mono'" style:font-family-generic="modern" style:font-pitch="fixed"/>
    <style:font-face style:name="Liberation Mono1"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1"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1" style:font-family-complex="'Liberation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3-12T19:21:18.852947387</meta:creation-date>
    <dc:date>2022-03-31T07:40:32.293411272</dc:date>
    <meta:editing-duration>P43DT27M54S</meta:editing-duration>
    <meta:editing-cycles>66</meta:editing-cycles>
    <meta:generator>LibreOffice/6.4.7.2$Linux_X86_64 LibreOffice_project/40$Build-2</meta:generator>
    <meta:document-statistic meta:table-count="7" meta:image-count="0" meta:object-count="0" meta:page-count="12" meta:paragraph-count="414" meta:word-count="2972" meta:character-count="19444" meta:non-whitespace-character-count="15928"/>
  </office:meta>
</office:document-meta>
</file>